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73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/>
    </style:style>
    <style:style style:name="P26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1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3" style:family="paragraph" style:parent-style-name="Standard">
      <style:paragraph-properties fo:background-color="#ccffff">
        <style:background-image/>
      </style:paragraph-properties>
      <style:text-properties fo:font-size="22pt" fo:font-weight="normal" fo:background-color="#99ffff" style:font-size-asian="22pt" style:font-weight-asian="normal" style:font-name-complex="Arial" style:font-size-complex="22pt" style:font-weight-complex="normal"/>
    </style:style>
    <style:style style:name="P34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P35" style:family="paragraph" style:parent-style-name="Standard" style:list-style-name="L1">
      <style:text-properties style:font-name="Arial" fo:font-size="16pt" style:font-size-asian="16pt" style:font-size-complex="16pt"/>
    </style:style>
    <style:style style:name="P36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0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1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P4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43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78108440" text:id="ct27810844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78108336" text:id="ct27810833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78109064" text:id="ct27810906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78116448" text:id="ct27811644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66659770119372186" text:style-name="L1">
        <text:list-item>
          <text:p text:style-name="P35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35"/>
        </text:list-item>
      </text:list>
      <text:p text:style-name="Standard"/>
      <text:p text:style-name="P15"/>
      <text:p text:style-name="P2"><text:change text:change-id="ct278108440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7">1:13</text:p>
            <text:p text:style-name="P27">וְהָיָה חֵילָם </text:p>
            <text:p text:style-name="P27">לִמְשִׁסָּה וּבָתֵּיהֶם</text:p>
            <text:p text:style-name="P27"/>
            <text:p text:style-name="P27"><text:s/>לִשְׁמָמָה </text:p>
            <text:p text:style-name="P27">וּבָנוּ בָתִּים וְלֹא יֵשֵׁבוּ</text:p>
            <text:p text:style-name="P27"><text:s/>וְנָטְעוּ כְרָמִים וְלֹא יִשְׁתּוּ אֶת־יֵינָם</text:p>
          </table:table-cell>
          <table:table-cell table:style-name="表135.B1" office:value-type="string">
            <text:p text:style-name="P28"/>
            <text:p text:style-name="P28"/>
            <text:p text:style-name="P28">and to become / wealth+their</text:p>
            <text:p text:style-name="P28"/>
            <text:p text:style-name="P28">towards plunder / and house+their</text:p>
            <text:p text:style-name="P28"/>
            <text:p text:style-name="P28"/>
            <text:p text:style-name="P28">towards devastation</text:p>
            <text:p text:style-name="P28">and to build / house / and not / to dwell</text:p>
            <text:p text:style-name="P28"/>
            <text:p text:style-name="P28">and to plant / vineyard / and not</text:p>
            <text:p text:style-name="P28">to imbibe / self,even - wine+thereof</text:p>
          </table:table-cell>
        </table:table-row>
        <table:table-row>
          <table:table-cell table:style-name="表135.A2" office:value-type="string">
            <text:p text:style-name="P27">1:14</text:p>
            <text:p text:style-name="P27">קָרוֹב יוֹם־יְהוָה הַגָּדוֹל</text:p>
            <text:p text:style-name="P27"><text:s/>קָרוֹב וּמַהֵר מְאֹד </text:p>
            <text:p text:style-name="P27">קוֹל יוֹם יְהוָה</text:p>
            <text:p text:style-name="P27"><text:s/>מַר צֹרֵחַ שָׁם גִּבּוֹר</text:p>
          </table:table-cell>
          <table:table-cell table:style-name="表135.B2" office:value-type="string">
            <text:p text:style-name="P28"/>
            <text:p text:style-name="P28"/>
            <text:p text:style-name="P28">near / the day – jehovah / the great</text:p>
            <text:p text:style-name="P28">near / and hurrying / vehemently</text:p>
            <text:p text:style-name="P28"/>
            <text:p text:style-name="P28">to call aloud / the day / jehovah</text:p>
            <text:p text:style-name="P28"/>
            <text:p text:style-name="P28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7">1:15</text:p>
            <text:p text:style-name="P27">יוֹם עֶבְרָה </text:p>
            <text:p text:style-name="P27">הַיּוֹם הַהוּא יוֹם צָרָה</text:p>
            <text:p text:style-name="P27"><text:s/>וּמְצוּקָה יוֹם שֹׁאָה וּמְשׁוֹאָה יוֹם חֹשֶׁ</text:p>
            <text:p text:style-name="P27">#</text:p>
            <text:p text:style-name="P27">וַאֲפֵלָה יוֹם עָנָן </text:p>
            <text:p text:style-name="P27">וַעֲרָפֶל</text:p>
          </table:table-cell>
          <table:table-cell table:style-name="表135.B2" office:value-type="string">
            <text:p text:style-name="P28"/>
            <text:p text:style-name="P28"/>
            <text:p text:style-name="P28">the day / an outburst of passion</text:p>
            <text:p text:style-name="P28"/>
            <text:p text:style-name="P28">the day / she,this / day / rival</text:p>
            <text:p text:style-name="P28"/>
            <text:p text:style-name="P28">and trouble / day / devastation</text:p>
            <text:p text:style-name="P28"/>
            <text:p text:style-name="P28">and ruin / day / misery</text:p>
            <text:p text:style-name="P28"/>
            <text:p text:style-name="P28"/>
            <text:p text:style-name="P28">and misfortune / day / cloud</text:p>
            <text:p text:style-name="P28"/>
            <text:p text:style-name="P28">and gloom</text:p>
          </table:table-cell>
        </table:table-row>
        <table:table-row>
          <table:table-cell table:style-name="表135.A2" office:value-type="string">
            <text:p text:style-name="P27">1:16</text:p>
            <text:p text:style-name="P27">יוֹם שׁוֹפָר וּתְרוּעָה</text:p>
            <text:p text:style-name="P27"><text:s/>עַל הֶעָרִים הַבְּצֻרוֹת וְעַל הַפִּנּוֹת הַגְּבֹהוֹת</text:p>
          </table:table-cell>
          <table:table-cell table:style-name="表135.B2" office:value-type="string">
            <text:p text:style-name="P28"/>
            <text:p text:style-name="P28"/>
            <text:p text:style-name="P28">day / curved horn / and battle cry</text:p>
            <text:p text:style-name="P28"/>
            <text:p text:style-name="P28">above / the post / inaccessible</text:p>
            <text:p text:style-name="P28"/>
            <text:p text:style-name="P28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38"><text:change text:change-id="ct278108336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7">1:17</text:p>
            <text:p text:style-name="P27">וַהֲצֵרֹתִי לָאָדָם וְהָלְכוּ</text:p>
            <text:p text:style-name="P27"><text:s/>כַּעִוְרִים כִּי לַיהוָה חָטָאוּ וְשֻׁפַּ</text:p>
            <text:p text:style-name="P27">#</text:p>
            <text:p text:style-name="P27">דָּמָם כֶּעָפָר </text:p>
            <text:p text:style-name="P27">וּלְחֻמָם כַּגְּלָלִים</text:p>
          </table:table-cell>
          <table:table-cell table:style-name="表1.B1" office:value-type="string">
            <text:p text:style-name="P28"/>
            <text:p text:style-name="P28"/>
            <text:p text:style-name="P28">and cramp / the men / and to walk</text:p>
            <text:p text:style-name="P28"/>
            <text:p text:style-name="P28">like blind / for / towards jehovah</text:p>
            <text:p text:style-name="P28">to sin / and to spill</text:p>
            <text:p text:style-name="P28"/>
            <text:p text:style-name="P28"/>
            <text:p text:style-name="P28">bloodshed+their / like mud</text:p>
            <text:p text:style-name="P28"/>
            <text:p text:style-name="P28">and flesh+their / like dung</text:p>
          </table:table-cell>
        </table:table-row>
        <table:table-row>
          <table:table-cell table:style-name="表1.A2" office:value-type="string">
            <text:p text:style-name="P27">1:18</text:p>
            <text:p text:style-name="P27">גַּם־כַּסְפָּם גַּם־זְהָבָם לֹא־יוּכַל לְהַצִּילָם </text:p>
            <text:p text:style-name="P27">בְּיוֹם עֶבְרַת יְהוָה וּבְאֵשׁ קִנְאָתוֹ תֵּאָכֵל כָּל־הָאָרֶץ כִּי־כָלָה</text:p>
            <text:p text:style-name="P27">אַ</text:p>
            <text:p text:style-name="P27">#</text:p>
            <text:p text:style-name="P27">־נִבְהָלָה יַעֲשֶׂה </text:p>
            <text:p text:style-name="P27">אֵת כָּל־יֹשְׁבֵי</text:p>
            <text:p text:style-name="P27"><text:s/>הָאָרֶץ ס</text:p>
          </table:table-cell>
          <table:table-cell table:style-name="表1.B2" office:value-type="string">
            <text:p text:style-name="P28"/>
            <text:p text:style-name="P28"/>
            <text:p text:style-name="P28">both – silver+their / and – gold+their</text:p>
            <text:p text:style-name="P28">not – to be able / towards to snatch+them</text:p>
            <text:p text:style-name="P28">in the day / an outburst / jehovah</text:p>
            <text:p text:style-name="P28"/>
            <text:p text:style-name="P28">and in fire / envy+its / to eat</text:p>
            <text:p text:style-name="P28"/>
            <text:p text:style-name="P28">all – the land / for – destruction</text:p>
            <text:p text:style-name="P28"/>
            <text:p text:style-name="P28">surely,only</text:p>
            <text:p text:style-name="P28"/>
            <text:p text:style-name="P28">- to tremble,hasten / to make,do</text:p>
            <text:p text:style-name="P28"/>
            <text:p text:style-name="P28">self,even,entity / all – to dwell</text:p>
            <text:p text:style-name="P28"/>
            <text:p text:style-name="P28">the land</text:p>
            <text:p text:style-name="P28"/>
            <text:p text:style-name="P28"/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6"/>
      <text:p text:style-name="P16"/>
      <text:p text:style-name="P25"/>
      <text:p text:style-name="P4"><text:change text:change-id="ct278109064"/></text:p>
      <text:p text:style-name="P11">[XXX] 20200223_093032</text:p>
      <text:p text:style-name="P26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7">2:1</text:p>
            <text:p text:style-name="P27">הִתְקוֹשְׁשׁוּ וָקוֹשּׁוּ הַגּוֹי לֹא נִכְסָף</text:p>
          </table:table-cell>
          <table:table-cell table:style-name="表2.B1" office:value-type="string">
            <text:p text:style-name="P28"/>
            <text:p text:style-name="P28"/>
            <text:p text:style-name="P28">to assemble / and ti assemble</text:p>
            <text:p text:style-name="P28"/>
            <text:p text:style-name="P28">not / pine</text:p>
          </table:table-cell>
        </table:table-row>
        <table:table-row>
          <table:table-cell table:style-name="表2.A2" office:value-type="string">
            <text:p text:style-name="P27">2:2</text:p>
            <text:p text:style-name="P27">בְּטֶרֶם לֶדֶת </text:p>
            <text:p text:style-name="P27">חֹק כְּמֹץ עָבַר</text:p>
            <text:p text:style-name="P27"><text:s/>יוֹם בְּטֶרֶם לֹא־יָבוֹא</text:p>
            <text:p text:style-name="P27"><text:s/>עֲלֵיכֶם חֲרוֹן</text:p>
            <text:p text:style-name="P27"><text:s/>אַף־יְהוָה בְּטֶרֶם </text:p>
            <text:p text:style-name="P27">לֹא־יָבוֹא עֲלֵיכֶם </text:p>
            <text:p text:style-name="P27">יוֹם אַף־יְהוָה</text:p>
          </table:table-cell>
          <table:table-cell table:style-name="表2.B2" office:value-type="string">
            <text:p text:style-name="P28"/>
            <text:p text:style-name="P28"/>
            <text:p text:style-name="P28">in not yet / to show lineage</text:p>
            <text:p text:style-name="P28"/>
            <text:p text:style-name="P28">enactment / like chaff / to cover</text:p>
            <text:p text:style-name="P28"/>
            <text:p text:style-name="P28">the day / in not yet / not – to come</text:p>
            <text:p text:style-name="P28">against+them / a burning anger</text:p>
            <text:p text:style-name="P28"/>
            <text:p text:style-name="P28">ire – jehovah / in not yet</text:p>
            <text:p text:style-name="P28"/>
            <text:p text:style-name="P28">not – to come / against+them</text:p>
            <text:p text:style-name="P28"/>
            <text:p text:style-name="P28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6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7">2:3</text:p>
            <text:p text:style-name="P27">בַּקְּשׁוּ אֶת־יְהוָה כָּל־עַנְוֵי </text:p>
            <text:p text:style-name="P27">הָאָרֶץ אֲשֶׁר מִשְׁפָּטוֹ</text:p>
            <text:p text:style-name="P27"><text:s/>פָּעָלוּ בַּקְּשׁוּ־צֶדֶק </text:p>
            <text:p text:style-name="P27">בַּקְּשׁוּ עֲנָוָה אוּלַי</text:p>
            <text:p text:style-name="P27"><text:s/>תִּסָּתְרוּ בְּיוֹם אַף־יְהוָה</text:p>
          </table:table-cell>
          <table:table-cell table:style-name="表4.B1" office:value-type="string">
            <text:p text:style-name="P28"/>
            <text:p text:style-name="P28"/>
            <text:p text:style-name="P28">to seek / self – j. / all – depressed</text:p>
            <text:p text:style-name="P28"/>
            <text:p text:style-name="P28"/>
            <text:p text:style-name="P28">the land / who,that / verdict+its</text:p>
            <text:p text:style-name="P28"/>
            <text:p text:style-name="P28">to do,make / to seek – the right</text:p>
            <text:p text:style-name="P28"/>
            <text:p text:style-name="P28">to seek / clemency / if not,perhaps</text:p>
            <text:p text:style-name="P28">to hide / in the day / ire – j.</text:p>
          </table:table-cell>
        </table:table-row>
        <table:table-row>
          <table:table-cell table:style-name="表4.A2" office:value-type="string">
            <text:p text:style-name="P27">2:4</text:p>
            <text:p text:style-name="P27">כִּי עַזָּה עֲזוּבָה תִהְיֶה וְאַשְׁקְלוֹן לִשְׁמָמָה אַשְׁדּוֹד בַּצָּהֳרַיִם יְגָרְשׁוּהָ וְעֶקְרוֹן </text:p>
            <text:p text:style-name="P27">תֵּעָקֵר ס</text:p>
          </table:table-cell>
          <table:table-cell table:style-name="表4.B2" office:value-type="string">
            <text:p text:style-name="P28"/>
            <text:p text:style-name="P28"/>
            <text:p text:style-name="P28">for / Azzah / to loosen / to become</text:p>
            <text:p text:style-name="P28">and Ashkelon / to devastation</text:p>
            <text:p text:style-name="P28"/>
            <text:p text:style-name="P28">Ashdod / in the noon</text:p>
            <text:p text:style-name="P28"/>
            <text:p text:style-name="P28">to drive out+thereof / and Ekron</text:p>
            <text:p text:style-name="P28"/>
            <text:p text:style-name="P28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6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7">2:5</text:p>
            <text:p text:style-name="P27">הוֹי יֹשְׁבֵי חֶבֶל הַיָּם</text:p>
            <text:p text:style-name="P27"><text:s/>גּוֹי כְּרֵתִים דְּבַר־יְהוָה עֲלֵיכֶם כְּנַעַן אֶרֶץ</text:p>
            <text:p text:style-name="P27"><text:s/>פְּלִשְׁתִּים וְהַאֲבַדְתִּי</text:p>
            <text:p text:style-name="P27">#</text:p>
            <text:p text:style-name="P27">מֵאֵין יוֹשֵׁב</text:p>
          </table:table-cell>
          <table:table-cell table:style-name="表5.B1" office:value-type="string">
            <text:p text:style-name="P28"/>
            <text:p text:style-name="P28"/>
            <text:p text:style-name="P28">oh! / to dwell / district / the sea</text:p>
            <text:p text:style-name="P28"/>
            <text:p text:style-name="P28">Gentile / Kerethite / a word – j.</text:p>
            <text:p text:style-name="P28"/>
            <text:p text:style-name="P28">against+them / Kenaan / land</text:p>
            <text:p text:style-name="P28"/>
            <text:p text:style-name="P28">Pelishtite / and to destroy + thee</text:p>
            <text:p text:style-name="P28"/>
            <text:p text:style-name="P28"/>
            <text:p text:style-name="P28"/>
            <text:p text:style-name="P28">from not exist / to dwell</text:p>
          </table:table-cell>
        </table:table-row>
        <table:table-row>
          <table:table-cell table:style-name="表5.A2" office:value-type="string">
            <text:p text:style-name="P27">2:6</text:p>
            <text:p text:style-name="P27">וְהָיְתָה חֶבֶל הַיָּם </text:p>
            <text:p text:style-name="P27">נְוֹת כְּרֹת רֹעִים </text:p>
            <text:p text:style-name="P27">וְגִדְרוֹת צֹאן</text:p>
          </table:table-cell>
          <table:table-cell table:style-name="表5.B2" office:value-type="string">
            <text:p text:style-name="P28"/>
            <text:p text:style-name="P28"/>
            <text:p text:style-name="P28">and to become / district / the sea</text:p>
            <text:p text:style-name="P28"/>
            <text:p text:style-name="P28">a home / a meadow / to pasture</text:p>
            <text:p text:style-name="P28"/>
            <text:p text:style-name="P28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7">2:7</text:p>
            <text:p text:style-name="P27">וְהָיָה חֶבֶל לִשְׁאֵרִית </text:p>
            <text:p text:style-name="P27">בֵּית יְהוּדָה עֲלֵיהֶם</text:p>
            <text:p text:style-name="P27"><text:s/>יִרְעוּן בְּבָתֵּי</text:p>
            <text:p text:style-name="P27"><text:s/>אַשְׁקְלוֹן בָּעֶרֶב יִרְבָּצוּן</text:p>
            <text:p text:style-name="P27"><text:s/>כִּי יִפְקְדֵם יְהוָה אֱלֹהֵיהֶם וְשָׁב</text:p>
            <text:p text:style-name="P27"><text:s/>*שְׁבוּתָם [שְׁבִיתָם]</text:p>
          </table:table-cell>
          <table:table-cell table:style-name="表6.B1" office:value-type="string">
            <text:p text:style-name="P28"/>
            <text:p text:style-name="P28"/>
            <text:p text:style-name="P28">and to become / a district / in + remainder</text:p>
            <text:p text:style-name="P28">a house / jehodah / above+them</text:p>
            <text:p text:style-name="P28"/>
            <text:p text:style-name="P28">to pasture + thereupon / in + house</text:p>
            <text:p text:style-name="P28">Ashkron / in + dusk / to recline + thereupon</text:p>
            <text:p text:style-name="P28">for / to visit + them <text:s/>/ jehovah</text:p>
            <text:p text:style-name="P28"/>
            <text:p text:style-name="P28">gods + their / and to turn back</text:p>
            <text:p text:style-name="P28"/>
            <text:p text:style-name="P28">exile + their</text:p>
          </table:table-cell>
        </table:table-row>
        <table:table-row>
          <table:table-cell table:style-name="表6.A2" office:value-type="string">
            <text:p text:style-name="P27">2:8</text:p>
            <text:p text:style-name="P27">שָׁמַעְתִּי חֶרְפַּת מוֹאָב וְגִדּוּפֵי בְּנֵי עַמּוֹן</text:p>
            <text:p text:style-name="P27"><text:s/>אֲשֶׁר חֵרְפוּ אֶת־עַמִּי וַיַּגְדִּילוּ עַל־גְּבוּלָם</text:p>
          </table:table-cell>
          <table:table-cell table:style-name="表6.B2" office:value-type="string">
            <text:p text:style-name="P28"/>
            <text:p text:style-name="P28"/>
            <text:p text:style-name="P28">I hear / disgrace / Moab</text:p>
            <text:p text:style-name="P28"/>
            <text:p text:style-name="P28">and vilification / a son / Amon</text:p>
            <text:p text:style-name="P28"/>
            <text:p text:style-name="P28">who / to defame / even – tribe + my</text:p>
            <text:p text:style-name="P28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1">2:9</text:p>
            <text:p text:style-name="P27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7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7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7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7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2"/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8"/>
            <text:p text:style-name="P28"/>
            <text:p text:style-name="P28">in rightly / alive – I / oracle / jehovah</text:p>
            <text:p text:style-name="P28">an army / gods / israel / for – moab</text:p>
            <text:p text:style-name="P28"/>
            <text:p text:style-name="P28">like sodom / to become</text:p>
            <text:p text:style-name="P28"/>
            <text:p text:style-name="P28">and a son / amon / like amora</text:p>
            <text:p text:style-name="P28"/>
            <text:p text:style-name="P28">a possession / to be prickly</text:p>
            <text:p text:style-name="P28"/>
            <text:p text:style-name="P28">and a pit hole – salt</text:p>
            <text:p text:style-name="P28"/>
            <text:p text:style-name="P28">and devastation / as far as – eternity</text:p>
            <text:p text:style-name="P28"/>
            <text:p text:style-name="P28">a remainder / people + my / to plunder + them</text:p>
            <text:p text:style-name="P28"/>
            <text:p text:style-name="P28">and remainder / Gentile / to inherit + them</text:p>
          </table:table-cell>
        </table:table-row>
        <table:table-row>
          <table:table-cell table:style-name="表7.A2" office:value-type="string">
            <text:p text:style-name="P31">2:10</text:p>
            <text:p text:style-name="P27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7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his / to them / bottom / pride + their</text:p>
            <text:p text:style-name="P28">for / to defame / and to be large</text:p>
            <text:p text:style-name="P28"/>
            <text:p text:style-name="P28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1">2:11</text:p>
            <text:p text:style-name="P27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7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7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7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o fear / jehovah / above + them</text:p>
            <text:p text:style-name="P28"/>
            <text:p text:style-name="P28">for / to make thin / entity,even</text:p>
            <text:p text:style-name="P28"/>
            <text:p text:style-name="P28">all – gods / the land</text:p>
            <text:p text:style-name="P28"/>
            <text:p text:style-name="P28">and to depress / to + it / man</text:p>
            <text:p text:style-name="P28"/>
            <text:p text:style-name="P28">from locality + its / all</text:p>
            <text:p text:style-name="P28"/>
            <text:p text:style-name="P28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7">2:12</text:p>
            <text:p text:style-name="P27">גַּם־אַתֶּם כּוּשִׁים חַלְלֵי חַרְבִּי הֵמָּה</text:p>
          </table:table-cell>
          <table:table-cell table:style-name="表8.B1" office:value-type="string">
            <text:p text:style-name="P30"/>
            <text:p text:style-name="P30"/>
            <text:p text:style-name="P30">also – thou / cushite / pierced</text:p>
            <text:p text:style-name="P30"/>
            <text:p text:style-name="P30">sword + my / they</text:p>
          </table:table-cell>
        </table:table-row>
        <table:table-row>
          <table:table-cell table:style-name="表8.A2" office:value-type="string">
            <text:p text:style-name="P27">2:13</text:p>
            <text:p text:style-name="P27">וְיֵט יָדוֹ </text:p>
            <text:p text:style-name="P27"><text:soft-page-break/>עַל־צָפוֹן וִיאַבֵּד</text:p>
            <text:p text:style-name="P27"><text:s/>אֶת־אַשּׁוּר וְיָשֵׂם </text:p>
            <text:p text:style-name="P27">אֶת־נִינְוֵה לִשְׁמָמָה </text:p>
            <text:p text:style-name="P27">צִיָּה כַּמִּדְבָּר</text:p>
          </table:table-cell>
          <table:table-cell table:style-name="表8.B2" office:value-type="string">
            <text:p text:style-name="P28"/>
            <text:p text:style-name="P28"/>
            <text:p text:style-name="P28">and to stretch / hand + its</text:p>
            <text:p text:style-name="P28"/>
            <text:p text:style-name="P28">above – north / and to destroy</text:p>
            <text:p text:style-name="P28"><text:soft-page-break/></text:p>
            <text:p text:style-name="P28">even – Ashshur / and to put</text:p>
            <text:p text:style-name="P28"/>
            <text:p text:style-name="P28">even – Nineveh / into devastation</text:p>
            <text:p text:style-name="P28">desert / like desert</text:p>
          </table:table-cell>
        </table:table-row>
        <table:table-row>
          <table:table-cell table:style-name="表8.A2" office:value-type="string">
            <text:p text:style-name="P27">2:14</text:p>
            <text:p text:style-name="P27">וְרָבְצוּ בְתוֹכָהּ </text:p>
            <text:p text:style-name="P27">עֲדָרִים כָּל־חַיְתוֹ־גוֹי גַּם־קָאַת גַּם־קִפֹּד</text:p>
            <text:p text:style-name="P27"><text:s/>בְּכַפְתֹּרֶיהָ יָלִינוּ </text:p>
            <text:p text:style-name="P27">קוֹל יְשׁוֹרֵר בַּחַלּוֹן </text:p>
            <text:p text:style-name="P27">חֹרֶב בַּסַּף </text:p>
            <text:p text:style-name="P27">כִּי אַרְזָה עֵרָה</text:p>
          </table:table-cell>
          <table:table-cell table:style-name="表8.B2" office:value-type="string">
            <text:p text:style-name="P28"/>
            <text:p text:style-name="P28"/>
            <text:p text:style-name="P28">and tou crouch / in the midst + her</text:p>
            <text:p text:style-name="P28">an arrangement / all – strong + its – Gentile</text:p>
            <text:p text:style-name="P28">both – pelican / and – bittern</text:p>
            <text:p text:style-name="P28"/>
            <text:p text:style-name="P28">in the capital + thereof / to stay</text:p>
            <text:p text:style-name="P28"/>
            <text:p text:style-name="P28">a voice / to sing / in window</text:p>
            <text:p text:style-name="P28">desolation / in a vestibule</text:p>
            <text:p text:style-name="P28"/>
            <text:p text:style-name="P28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7">2:15</text:p>
            <text:p text:style-name="P27"><text:soft-page-break/>זֹאת הָעִיר הָעַלִּיזָה הַיּוֹשֶׁבֶת לָבֶטַח הָאֹמְרָה בִּלְבָבָהּ</text:p>
            <text:p text:style-name="P27"><text:s/>אֲנִי וְאַפְסִי עוֹד אֵי</text:p>
            <text:p text:style-name="P27">#</text:p>
            <text:p text:style-name="P27">הָיְתָה לְשַׁמָּה </text:p>
            <text:p text:style-name="P27">מַרְבֵּץ לַחַיָּה </text:p>
            <text:p text:style-name="P27">כֹּל עוֹבֵר עָלֶיהָ</text:p>
            <text:p text:style-name="P27"><text:s/>יִשְׁרֹק יָנִיעַ יָדוֹ ס</text:p>
          </table:table-cell>
          <table:table-cell table:style-name="表9.B1" office:value-type="string">
            <text:p text:style-name="P28"/>
            <text:p text:style-name="P28"/>
            <text:p text:style-name="P28"><text:soft-page-break/>this / the city / the exultant</text:p>
            <text:p text:style-name="P28"/>
            <text:p text:style-name="P28">the to dwell / in safety</text:p>
            <text:p text:style-name="P28"/>
            <text:p text:style-name="P28">the to say / in heart + her</text:p>
            <text:p text:style-name="P28"/>
            <text:p text:style-name="P28">I / and no further / still,more / where,how ?</text:p>
            <text:p text:style-name="P28"/>
            <text:p text:style-name="P28">to come,come to pass / towards ruin</text:p>
            <text:p text:style-name="P28">reclining / for a living thing</text:p>
            <text:p text:style-name="P28"/>
            <text:p text:style-name="P28">all / to cross over / above + thereof</text:p>
            <text:p text:style-name="P28">to hiss / to waver / a hand + its</text:p>
          </table:table-cell>
        </table:table-row>
        <table:table-row>
          <table:table-cell table:style-name="表9.A2" office:value-type="string">
            <text:p text:style-name="P27">3:1</text:p>
            <text:p text:style-name="P27">הוֹי מֹרְאָה וְנִגְאָלָה הָעִיר הַיּוֹנָה</text:p>
          </table:table-cell>
          <table:table-cell table:style-name="表9.B2" office:value-type="string">
            <text:p text:style-name="P28"/>
            <text:p text:style-name="P28"/>
            <text:p text:style-name="P28">oh! / to rebel / and to desecrate</text:p>
            <text:p text:style-name="P28"/>
            <text:p text:style-name="P28">the city / the to be violent</text:p>
          </table:table-cell>
        </table:table-row>
        <table:table-row>
          <table:table-cell table:style-name="表9.A2" office:value-type="string">
            <text:p text:style-name="P27">3:2</text:p>
            <text:p text:style-name="P27">לֹא שָׁמְעָה בְּקוֹל לֹא לָקְחָה מוּסָר בַּיהוָה </text:p>
            <text:p text:style-name="P27">לֹא בָטָחָה אֶל־אֱלֹהֶיהָ לֹא קָרֵבָה</text:p>
          </table:table-cell>
          <table:table-cell table:style-name="表9.B2" office:value-type="string">
            <text:p text:style-name="P28"/>
            <text:p text:style-name="P28"/>
            <text:p text:style-name="P28">not / to hear / a voice / not</text:p>
            <text:p text:style-name="P28"/>
            <text:p text:style-name="P28">to take / restraint / in jehovah</text:p>
            <text:p text:style-name="P28"/>
            <text:p text:style-name="P28">not / to trust / towards gods + her</text:p>
            <text:p text:style-name="P28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7">3:3</text:p>
            <text:p text:style-name="P27">שָׂרֶיהָ בְקִרְבָּהּ</text:p>
            <text:p text:style-name="P27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8"/>
            <text:p text:style-name="P28"/>
            <text:p text:style-name="P28">a head person + her / in the center + her</text:p>
            <text:p text:style-name="P28">a lion / to moan / to judge + her</text:p>
            <text:p text:style-name="P28"/>
            <text:p text:style-name="P28">a wolf / dusk / not / to spare</text:p>
            <text:p text:style-name="P28"/>
            <text:p text:style-name="P28">in dawn</text:p>
          </table:table-cell>
        </table:table-row>
        <table:table-row>
          <table:table-cell table:style-name="表10.A2" office:value-type="string">
            <text:p text:style-name="P27">3:4</text:p>
            <text:p text:style-name="P27">נְבִיאֶיהָ פֹּחֲזִים</text:p>
            <text:p text:style-name="P27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8"/>
            <text:p text:style-name="P28"/>
            <text:p text:style-name="P28">a prophet + her / to bubble up</text:p>
            <text:p text:style-name="P28"/>
            <text:p text:style-name="P28">a man / treacheries / an acting priest + her</text:p>
            <text:p text:style-name="P28">to profane / sanctity / to be violent</text:p>
            <text:p text:style-name="P28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7">3:5</text:p>
            <text:p text:style-name="P27">יְהוָה צַדִּיק בְּקִרְבָּהּ</text:p>
            <text:p text:style-name="P27">לֹא יַעֲשֶׂה עַוְלָה</text:p>
            <text:p text:style-name="P27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8"/>
            <text:p text:style-name="P28"/>
            <text:p text:style-name="P28">jehovah / just / in the center + thereof</text:p>
            <text:p text:style-name="P28">not <text:s/>/ to do,make / evil</text:p>
            <text:p text:style-name="P28"/>
            <text:p text:style-name="P28">in the dawn / in the dawn / a verdict + its</text:p>
            <text:p text:style-name="P28">to give / in illumination / not / to miss</text:p>
            <text:p text:style-name="P28">and not – to know / evil / shame</text:p>
            <text:p text:style-name="P28"/>
          </table:table-cell>
        </table:table-row>
        <table:table-row>
          <table:table-cell table:style-name="表11.A2" office:value-type="string">
            <text:p text:style-name="P27">3:6</text:p>
            <text:p text:style-name="P27">הִכְרַתִּי גוֹיִם נָשַׁמּוּ פִּנּוֹתָם הֶחֱרַבְתִּי חוּצוֹתָם מִבְּלִי </text:p>
            <text:p text:style-name="P27">עוֹבֵר נִצְדּוּ עָרֵיהֶם מִבְּלִי־אִישׁ </text:p>
            <text:p text:style-name="P27">מֵאֵין יוֹשֵׁב</text:p>
          </table:table-cell>
          <table:table-cell table:style-name="表11.B2" office:value-type="string">
            <text:p text:style-name="P28"/>
            <text:p text:style-name="P28"/>
            <text:p text:style-name="P28">I cut off / Gentile / to devastate</text:p>
            <text:p text:style-name="P28"/>
            <text:p text:style-name="P28">pinnacle + their / to desolate</text:p>
            <text:p text:style-name="P28"/>
            <text:p text:style-name="P28">outdoors + their / out of nothing</text:p>
            <text:p text:style-name="P28">to cross over / to desolate / a city + their</text:p>
            <text:p text:style-name="P28">out of nothing – a man</text:p>
            <text:p text:style-name="P28"/>
            <text:p text:style-name="P28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7">3:7</text:p>
            <text:p text:style-name="P27">אָמַרְתִּי אַ</text:p>
            <text:p text:style-name="P27">#</text:p>
            <text:p text:style-name="P27">־תִּירְאִי</text:p>
            <text:p text:style-name="P27"><text:s/>אוֹתִי תִּקְחִי מוּסָר</text:p>
            <text:p text:style-name="P27"><text:s/>וְלֹא־יִכָּרֵת מְעוֹנָהּ </text:p>
            <text:p text:style-name="P27"/>
            <text:p text:style-name="P27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8"/>
            <text:p text:style-name="P28"/>
            <text:p text:style-name="P28">I say / surely – to fear</text:p>
            <text:p text:style-name="P28"/>
            <text:p text:style-name="P28"/>
            <text:p text:style-name="P28"/>
            <text:p text:style-name="P28"/>
            <text:p text:style-name="P28"/>
            <text:p text:style-name="P28">entity + my / to take / warning</text:p>
            <text:p text:style-name="P28"/>
            <text:p text:style-name="P28">and not – to destroy / dwelling + her</text:p>
            <text:p text:style-name="P28"/>
            <text:p text:style-name="P28">all / who,that – to oversee / against + her</text:p>
            <text:p text:style-name="P28">but / to start early / to dec<text:span text:style-name="T16">ay</text:span></text:p>
            <text:p text:style-name="P29"/>
            <text:p text:style-name="P29">all / a performance + their</text:p>
          </table:table-cell>
        </table:table-row>
        <table:table-row>
          <table:table-cell table:style-name="表12.A2" office:value-type="string">
            <text:p text:style-name="P27">3:8</text:p>
            <text:p text:style-name="P27">לָכֵן חַכּוּ־לִי</text:p>
            <text:p text:style-name="P27"><text:s/>נְאֻם־יְהוָה לְיוֹם </text:p>
            <text:p text:style-name="P27">קוּמִי לְעַד </text:p>
            <text:p text:style-name="P27">כִּי מִשְׁפָּטִי לֶאֱסֹף</text:p>
            <text:p text:style-name="P27"/>
            <text:p text:style-name="P27"><text:s/>גּוֹיִם לְקָבְצִי </text:p>
            <text:p text:style-name="P27">מַמְלָכוֹת לִשְׁפֹּ</text:p>
            <text:p text:style-name="P27">#</text:p>
            <text:p text:style-name="P27">עֲלֵיהֶם זַעְמִי כֹּל </text:p>
            <text:p text:style-name="P27">חֲרוֹן אַפִּי </text:p>
            <text:p text:style-name="P27"><text:soft-page-break/>כִּי בְּאֵשׁ קִנְאָתִי תֵּאָכֵל כָּל־הָאָרֶץ</text:p>
          </table:table-cell>
          <table:table-cell table:style-name="表12.B2" office:value-type="string">
            <text:p text:style-name="P28"/>
            <text:p text:style-name="P28"/>
            <text:p text:style-name="P28">in just / to adhere – towards + me</text:p>
            <text:p text:style-name="P28">oracle – jehovah / towards day</text:p>
            <text:p text:style-name="P28"/>
            <text:p text:style-name="P28">to rise + my / towards aim</text:p>
            <text:p text:style-name="P28"/>
            <text:p text:style-name="P28">for / verdict + my / towards to gather</text:p>
            <text:p text:style-name="P28"/>
            <text:p text:style-name="P28">nations / towards to grasp + my</text:p>
            <text:p text:style-name="P28"/>
            <text:p text:style-name="P28">dominion / towards to spill</text:p>
            <text:p text:style-name="P28"/>
            <text:p text:style-name="P28"/>
            <text:p text:style-name="P28"/>
            <text:p text:style-name="P28">above + them / fury + my / all</text:p>
            <text:p text:style-name="P28"/>
            <text:p text:style-name="P28">a burning of anger / ire + my</text:p>
            <text:p text:style-name="P28"><text:soft-page-break/></text:p>
            <text:p text:style-name="P28">for / in fire / jealous + my / to eat</text:p>
            <text:p text:style-name="P28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7">3:9</text:p>
            <text:p text:style-name="P27">כִּי־אָז אֶהְפֹּ</text:p>
            <text:p text:style-name="P27">#</text:p>
            <text:p text:style-name="P27">אֶל־עַמִּים שָׂפָה בְרוּרָה </text:p>
            <text:p text:style-name="P27"/>
            <text:p text:style-name="P27">לִקְרֹא כֻלָּם </text:p>
            <text:p text:style-name="P27">בְּשֵׁם יְהוָה לְעָבְדוֹ</text:p>
            <text:p text:style-name="P27"><text:s/>שְׁכֶם אֶחָד</text:p>
          </table:table-cell>
          <table:table-cell table:style-name="表13.B1" office:value-type="string">
            <text:p text:style-name="P28"/>
            <text:p text:style-name="P28"/>
            <text:p text:style-name="P28">for – at the time / to turn</text:p>
            <text:p text:style-name="P28"/>
            <text:p text:style-name="P28"/>
            <text:p text:style-name="P28"/>
            <text:p text:style-name="P28">towards – people / the lip / to clarify</text:p>
            <text:p text:style-name="P28"/>
            <text:p text:style-name="P28">towards to call upon / all + their</text:p>
            <text:p text:style-name="P28"/>
            <text:p text:style-name="P28">in honor / jehovah / towards to serve + him</text:p>
            <text:p text:style-name="P28">spur of a hill / united</text:p>
          </table:table-cell>
        </table:table-row>
        <table:table-row>
          <table:table-cell table:style-name="表13.A2" office:value-type="string">
            <text:p text:style-name="P27">3:10</text:p>
            <text:p text:style-name="P27">מֵעֵבֶר לְנַהֲרֵי־כוּשׁ עֲתָרַי בַּת־פּוּצַי יוֹבִלוּן</text:p>
            <text:p text:style-name="P27"><text:soft-page-break/><text:s/>מִנְחָתִי</text:p>
          </table:table-cell>
          <table:table-cell table:style-name="表13.B2" office:value-type="string">
            <text:p text:style-name="P28"/>
            <text:p text:style-name="P28"/>
            <text:p text:style-name="P28">from across / towards a stream – Cush</text:p>
            <text:p text:style-name="P28">a worshipper + my / daughter – to dash + my / to bring + thereupon</text:p>
            <text:p text:style-name="P28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7">3:11</text:p>
            <text:p text:style-name="P27">בַּיּוֹם הַהוּא לֹא תֵבוֹשִׁי מִכֹּל עֲלִילֹתַיִ</text:p>
            <text:p text:style-name="P27">#</text:p>
            <text:p text:style-name="P27">אֲשֶׁר פָּשַׁעַתְּ בִּי</text:p>
            <text:p text:style-name="P27"><text:s/>כִּי־אָז אָסִיר </text:p>
            <text:p text:style-name="P27">מִקִּרְבֵּ</text:p>
            <text:p text:style-name="P27">#</text:p>
            <text:p text:style-name="P27">עַלִּיזֵי גַּאֲוָתֵ</text:p>
            <text:p text:style-name="P27">#</text:p>
            <text:p text:style-name="P27">וְלֹא־תוֹסִפִי לְגָבְהָה </text:p>
            <text:p text:style-name="P27"/>
            <text:p text:style-name="P27"><text:soft-page-break/>עוֹד בְּהַר קָדְשִׁי</text:p>
          </table:table-cell>
          <table:table-cell table:style-name="表14.B1" office:value-type="string">
            <text:p text:style-name="P28"/>
            <text:p text:style-name="P28"/>
            <text:p text:style-name="P28">in the day / the <text:s/>he,she / not / to be ashamed</text:p>
            <text:p text:style-name="P28"/>
            <text:p text:style-name="P28">from all / performance + thine</text:p>
            <text:p text:style-name="P28"/>
            <text:p text:style-name="P28">that,which / to trespass / on + me</text:p>
            <text:p text:style-name="P28"/>
            <text:p text:style-name="P28"/>
            <text:p text:style-name="P28">for – at that time / to turn off</text:p>
            <text:p text:style-name="P28"/>
            <text:p text:style-name="P28">from the center + thine</text:p>
            <text:p text:style-name="P28"/>
            <text:p text:style-name="P28"/>
            <text:p text:style-name="P28">rejoice / arrogance + thine</text:p>
            <text:p text:style-name="P28"/>
            <text:p text:style-name="P28"/>
            <text:p text:style-name="P28">and not – to aug<text:span text:style-name="T16">ument / towards to be lofty</text:span></text:p>
            <text:p text:style-name="P29"/>
            <text:p text:style-name="P29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7">3:12</text:p>
            <text:p text:style-name="P27">וְהִשְׁאַרְתִּי בְקִרְבֵּ</text:p>
            <text:p text:style-name="P27">#</text:p>
            <text:p text:style-name="P27">עַם עָנִי וָדָל</text:p>
            <text:p text:style-name="P27"><text:s/>וְחָסוּ בְּשֵׁם יְהוָה</text:p>
          </table:table-cell>
          <table:table-cell table:style-name="表14.B2" office:value-type="string">
            <text:p text:style-name="P28"/>
            <text:p text:style-name="P28"/>
            <text:p text:style-name="P28">and I wil swell up / in the center + thine</text:p>
            <text:p text:style-name="P28"/>
            <text:p text:style-name="P28"/>
            <text:p text:style-name="P28">people / depressed / and weak,thin</text:p>
            <text:p text:style-name="P28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7">3:13</text:p>
            <text:p text:style-name="P27">שְׁאֵרִית יִשְׂרָאֵל לֹא־יַעֲשׂוּ </text:p>
            <text:p text:style-name="P27">עַוְלָה וְלֹא־יְדַבְּרוּ כָזָב </text:p>
            <text:p text:style-name="P27"/>
            <text:p text:style-name="P27">וְלֹא־יִמָּצֵא בְּפִיהֶם</text:p>
            <text:p text:style-name="P27"><text:soft-page-break/><text:s/>לְשׁוֹן תַּרְמִית כִּי־הֵמָּה יִרְעוּ וְרָבְצוּ</text:p>
            <text:p text:style-name="P27"><text:s/>וְאֵין מַחֲרִיד ס</text:p>
          </table:table-cell>
          <table:table-cell table:style-name="表17.B1" office:value-type="string">
            <text:p text:style-name="P28"/>
            <text:p text:style-name="P28"/>
            <text:p text:style-name="P28">a remainder / israel / not – to do,make</text:p>
            <text:p text:style-name="P28"/>
            <text:p text:style-name="P28"/>
            <text:p text:style-name="P28">evil / and not – to speak / falsehood</text:p>
            <text:p text:style-name="P28"/>
            <text:p text:style-name="P28">and not – to find / in mouse + their</text:p>
            <text:p text:style-name="P28"><text:soft-page-break/></text:p>
            <text:p text:style-name="P28">tongue / fraud / for / they</text:p>
            <text:p text:style-name="P28"/>
            <text:p text:style-name="P28">to pasture / and to recline</text:p>
            <text:p text:style-name="P28"/>
            <text:p text:style-name="P28">and not exist / to fear</text:p>
          </table:table-cell>
        </table:table-row>
        <table:table-row>
          <table:table-cell table:style-name="表17.A2" office:value-type="string">
            <text:p text:style-name="P27">3:14</text:p>
            <text:p text:style-name="P27">רָנִּי בַּת־צִיּוֹן </text:p>
            <text:p text:style-name="P27">הָרִיעוּ יִשְׂרָאֵל שִׂמְחִי וְעָלְזִי בְּכָל־לֵב </text:p>
            <text:p text:style-name="P27">בַּת יְרוּשָׁלִָם</text:p>
          </table:table-cell>
          <table:table-cell table:style-name="表17.B2" office:value-type="string">
            <text:p text:style-name="P28"/>
            <text:p text:style-name="P28"/>
            <text:p text:style-name="P28">to shout / daughter – zion</text:p>
            <text:p text:style-name="P28"/>
            <text:p text:style-name="P28">to shout / israel / to be gleesome</text:p>
            <text:p text:style-name="P28"/>
            <text:p text:style-name="P28">and to jump / with all – the heart</text:p>
            <text:p text:style-name="P28"/>
            <text:p text:style-name="P28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7">3:15</text:p>
            <text:p text:style-name="P27">#הֵסִיר יְהוָה מִשְׁפָּטַיִ</text:p>
            <text:p text:style-name="P27">#פִּנָּה אֹיְבֵ</text:p>
            <text:p text:style-name="P27">#מֶלֶ</text:p>
            <text:p text:style-name="P27">#יִשְׂרָאֵל יְהוָה בְּקִרְבֵּ</text:p>
            <text:p text:style-name="P27"><text:soft-page-break/>לֹא־תִירְאִי רָע עוֹד</text:p>
          </table:table-cell>
          <table:table-cell table:style-name="表18.B1" office:value-type="string">
            <text:p text:style-name="P28"/>
            <text:p text:style-name="P28"/>
            <text:p text:style-name="P28">to turn off / jehovah / verdict + thy</text:p>
            <text:p text:style-name="P28">to turn / adversary + thy</text:p>
            <text:p text:style-name="P28"/>
            <text:p text:style-name="P28">king + thy</text:p>
            <text:p text:style-name="P28">israel / jehovah / in the center + thy</text:p>
            <text:p text:style-name="P28"/>
            <text:p text:style-name="P28"><text:soft-page-break/>not – to fear / evil / still,more</text:p>
          </table:table-cell>
        </table:table-row>
        <table:table-row>
          <table:table-cell table:style-name="表18.A2" office:value-type="string">
            <text:p text:style-name="P27">3:16</text:p>
            <text:p text:style-name="P27">בַּיּוֹם הַהוּא יֵאָמֵר לִירוּשָׁלִַם אַל־תִּירָאִי צִיּוֹן אַל־יִרְפּוּ יָדָיִ</text:p>
            <text:p text:style-name="P27">#</text:p>
          </table:table-cell>
          <table:table-cell table:style-name="表18.B2" office:value-type="string">
            <text:p text:style-name="P28"/>
            <text:p text:style-name="P28"/>
            <text:p text:style-name="P28">in the day / the she,he / to say</text:p>
            <text:p text:style-name="P28"/>
            <text:p text:style-name="P28">to jerusalem / not – to fear</text:p>
            <text:p text:style-name="P28"/>
            <text:p text:style-name="P28">zion / not – to slacken / a hand + thy</text:p>
          </table:table-cell>
        </table:table-row>
        <table:table-row>
          <table:table-cell table:style-name="表18.A2" office:value-type="string">
            <text:p text:style-name="P27">3:17</text:p>
            <text:p text:style-name="P27">#יְהוָה אֱלֹהַיִ</text:p>
            <text:p text:style-name="P27">בְּקִרְבֵּך גִּבּוֹר</text:p>
            <text:p text:style-name="P27"><text:s/>יוֹשִׁיעַ יָשִׂישׂ</text:p>
            <text:p text:style-name="P27"><text:s/>עָלַיִ</text:p>
            <text:p text:style-name="P27">#</text:p>
            <text:p text:style-name="P27">בְּשִׂמְחָה יַחֲרִישׁ בְּאַהֲבָתוֹ יָגִיל עָלַיִ</text:p>
            <text:p text:style-name="P27">#</text:p>
            <text:p text:style-name="P27">בְּרִנָּה</text:p>
          </table:table-cell>
          <table:table-cell table:style-name="表18.B2" office:value-type="string">
            <text:p text:style-name="P28"/>
            <text:p text:style-name="P28"/>
            <text:p text:style-name="P28">jehovah / gods + thy</text:p>
            <text:p text:style-name="P28"/>
            <text:p text:style-name="P28">in the center + thee / powerful</text:p>
            <text:p text:style-name="P28"/>
            <text:p text:style-name="P28">to be free,open / to be cheerful</text:p>
            <text:p text:style-name="P28"/>
            <text:p text:style-name="P28">upon + thee</text:p>
            <text:p text:style-name="P28"/>
            <text:p text:style-name="P28"/>
            <text:p text:style-name="P28">in glee / to scratch</text:p>
            <text:p text:style-name="P28"/>
            <text:p text:style-name="P28">in love + its / to rejoice / upon + thee</text:p>
            <text:p text:style-name="P28"/>
            <text:p text:style-name="P28"/>
            <text:p text:style-name="P28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7">3:18</text:p>
            <text:p text:style-name="P27">נוּגֵי מִמּוֹעֵד </text:p>
            <text:p text:style-name="P27">אָסַפְתִּי מִמֵּ</text:p>
            <text:p text:style-name="P27">#</text:p>
            <text:p text:style-name="P27">הָיוּ מַשְׂאֵת עָלֶיהָ חֶרְפָּה</text:p>
          </table:table-cell>
          <table:table-cell table:style-name="表19.B1" office:value-type="string">
            <text:p text:style-name="P28"/>
            <text:p text:style-name="P28"/>
            <text:p text:style-name="P28">to grieve / from assembly</text:p>
            <text:p text:style-name="P28"/>
            <text:p text:style-name="P28">to gather / from thee</text:p>
            <text:p text:style-name="P28"/>
            <text:p text:style-name="P28"/>
            <text:p text:style-name="P28"/>
            <text:p text:style-name="P28">to become / a beacon / above + her</text:p>
            <text:p text:style-name="P28">disgrace</text:p>
          </table:table-cell>
        </table:table-row>
        <table:table-row>
          <table:table-cell table:style-name="表19.A2" office:value-type="string">
            <text:p text:style-name="P27">3:19</text:p>
            <text:p text:style-name="P27">הִנְנִי עֹשֶׂה אֶת־כָּל־מְעַנַּיִ</text:p>
            <text:p text:style-name="P27">#</text:p>
            <text:p text:style-name="P27">בָּעֵת הַהִיא וְהוֹשַׁעְתִּי אֶת־הַצֹּלֵעָה וְהַנִּדָּחָה אֲקַבֵּץ וְשַׂמְתִּים לִתְהִלָּה וּלְשֵׁם </text:p>
            <text:p text:style-name="P27">בְּכָל־הָאָרֶץ בָּשְׁתָּם</text:p>
          </table:table-cell>
          <table:table-cell table:style-name="表19.B2" office:value-type="string">
            <text:p text:style-name="P28"/>
            <text:p text:style-name="P28"/>
            <text:p text:style-name="P28">lo ! + me / to do,make / even – all – to depress + thee</text:p>
            <text:p text:style-name="P28"/>
            <text:p text:style-name="P28"/>
            <text:p text:style-name="P28"/>
            <text:p text:style-name="P28">at now / the he,she / and to be safe</text:p>
            <text:p text:style-name="P28">even – the to limp / and the to push off</text:p>
            <text:p text:style-name="P28">to collect / and to put + them</text:p>
            <text:p text:style-name="P28"/>
            <text:p text:style-name="P28">into laudation / and into honor</text:p>
            <text:p text:style-name="P28"/>
            <text:p text:style-name="P28">in all – the land / shame + thereof</text:p>
          </table:table-cell>
        </table:table-row>
        <table:table-row>
          <table:table-cell table:style-name="表19.A2" office:value-type="string">
            <text:p text:style-name="P27">3:20</text:p>
            <text:p text:style-name="P27">בָּעֵת הַהִיא אָבִיא אֶתְכֶם וּבָעֵת </text:p>
            <text:p text:style-name="P27"><text:soft-page-break/>קַבְּצִי אֶתְכֶם כִּי־אֶתֵּן אֶתְכֶם לְשֵׁם וְלִתְהִלָּה</text:p>
            <text:p text:style-name="P27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8"/>
            <text:p text:style-name="P28"/>
            <text:p text:style-name="P28">at that time / the he,she / to go,come</text:p>
            <text:p text:style-name="P28">entity + you / and at that time</text:p>
            <text:p text:style-name="P28"><text:soft-page-break/>to grasp / entity + you / for – to give</text:p>
            <text:p text:style-name="P28">entity + you / into honor / and into laudation</text:p>
            <text:p text:style-name="P28">on all / people / the land</text:p>
            <text:p text:style-name="P28"/>
            <text:p text:style-name="P28">on to turn back + my / entity – prisoners + you</text:p>
            <text:p text:style-name="P28">into eye + you / to say / jehovah</text:p>
          </table:table-cell>
        </table:table-row>
        <table:table-row>
          <table:table-cell table:style-name="表19.A2" office:value-type="string">
            <text:p text:style-name="P27">Johah</text:p>
            <text:p text:style-name="P27">1:1</text:p>
            <text:p text:style-name="P27">וַיְהִי דְּבַר־יְהוָה </text:p>
            <text:p text:style-name="P27"/>
            <text:p text:style-name="P27">אֶל־יוֹנָה בֶן־אֲמִתַּי לֵאמֹר</text:p>
          </table:table-cell>
          <table:table-cell table:style-name="表19.B2" office:value-type="string">
            <text:p text:style-name="P28"/>
            <text:p text:style-name="P28"/>
            <text:p text:style-name="P28"/>
            <text:p text:style-name="P28"/>
            <text:p text:style-name="P28">then, to come to pass / a word – jehovah</text:p>
            <text:p text:style-name="P28"/>
            <text:p text:style-name="P28">towards jonah / son – amitai</text:p>
            <text:p text:style-name="P28"/>
            <text:p text:style-name="P28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7">1:2</text:p>
            <text:p text:style-name="P27">קוּם לֵ</text:p>
            <text:p text:style-name="P27"><text:soft-page-break/>#</text:p>
            <text:p text:style-name="P27">אֶל־נִינְוֵה הָעִיר הַגְּדוֹלָה וּקְרָא </text:p>
            <text:p text:style-name="P27">עָלֶיהָ כִּי־עָלְתָה </text:p>
            <text:p text:style-name="P27">רָעָתָם לְפָנָי</text:p>
          </table:table-cell>
          <table:table-cell table:style-name="表20.B1" office:value-type="string">
            <text:p text:style-name="P28"/>
            <text:p text:style-name="P28"/>
            <text:p text:style-name="P28">to rise / to walk</text:p>
            <text:p text:style-name="P28"/>
            <text:p text:style-name="P28"><text:soft-page-break/></text:p>
            <text:p text:style-name="P28"/>
            <text:p text:style-name="P28">to - nineveh / encampment</text:p>
            <text:p text:style-name="P28"/>
            <text:p text:style-name="P28">great,insolent / and to call out</text:p>
            <text:p text:style-name="P28"/>
            <text:p text:style-name="P28">above + her / for – to ascend</text:p>
            <text:p text:style-name="P28"/>
            <text:p text:style-name="P28">evil + their / to face + my</text:p>
          </table:table-cell>
        </table:table-row>
        <table:table-row>
          <table:table-cell table:style-name="表20.A2" office:value-type="string">
            <text:p text:style-name="P27">1:3</text:p>
            <text:p text:style-name="P27">וַיָּקָם יוֹנָה לִבְרֹחַ תַּרְשִׁישָׁה מִלִּפְנֵי יְהוָה וַיֵּרֶד יָפוֹ וַיִּמְצָא </text:p>
            <text:p text:style-name="P27">אָנִיָּה בָּאָה תַרְשִׁישׁ וַיִּתֵּן שְׂכָרָהּ</text:p>
            <text:p text:style-name="P27"><text:s/>וַיֵּרֶד בָּהּ לָבוֹא</text:p>
            <text:p text:style-name="P27"><text:s/>עִמָּהֶם תַּרְשִׁישָׁה מִלִּפְנֵי יְהוָה</text:p>
          </table:table-cell>
          <table:table-cell table:style-name="表20.B2" office:value-type="string">
            <text:p text:style-name="P28"/>
            <text:p text:style-name="P28"/>
            <text:p text:style-name="P28">and to rise / jonah / in to flee</text:p>
            <text:p text:style-name="P28"/>
            <text:p text:style-name="P28">Tarshish + their / out of + into + face / jehovah</text:p>
            <text:p text:style-name="P28">and to fall / Yaphow / and to exist</text:p>
            <text:p text:style-name="P28">a ship / to come / Tarshish</text:p>
            <text:p text:style-name="P28"/>
            <text:p text:style-name="P28">and to give / a fare + their</text:p>
            <text:p text:style-name="P28"/>
            <text:p text:style-name="P28">and to fall / to them / in to go,come</text:p>
            <text:p text:style-name="P28"/>
            <text:p text:style-name="P28">with + them / Tarshish + their</text:p>
            <text:p text:style-name="P28"/>
            <text:p text:style-name="P28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/>
      <text:p text:style-name="P21"/>
      <text:p text:style-name="P11">[XXX] 20200312_084417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7">1:4</text:p>
            <text:p text:style-name="P27">וַיהוָה הֵטִיל</text:p>
            <text:p text:style-name="P27"><text:s/>רוּחַ־גְּדוֹלָה אֶל־הַיָּם וַיְהִי סַעַר־גָּדוֹל </text:p>
            <text:p text:style-name="P27"/>
            <text:p text:style-name="P27">בַּיָּם וְהָאֳנִיָּה חִשְּׁבָה לְהִשָּׁבֵר</text:p>
          </table:table-cell>
          <table:table-cell table:style-name="表21.B1" office:value-type="string">
            <text:p text:style-name="P28"/>
            <text:p text:style-name="P28"/>
            <text:p text:style-name="P28">and jehovah / to cast down</text:p>
            <text:p text:style-name="P28"/>
            <text:p text:style-name="P28">wind – great / to – the sea</text:p>
            <text:p text:style-name="P28"/>
            <text:p text:style-name="P28">and to come to pass / a hurricane – great</text:p>
            <text:p text:style-name="P28"/>
            <text:p text:style-name="P28"/>
            <text:p text:style-name="P28">on sea / and the ship / to plait,weave</text:p>
            <text:p text:style-name="P28">in to burst</text:p>
          </table:table-cell>
        </table:table-row>
        <table:table-row>
          <table:table-cell table:style-name="表21.A2" office:value-type="string">
            <text:p text:style-name="P27">1:5</text:p>
            <text:p text:style-name="P27">וַיִּירְאוּ הַמַּלָּחִים וַיִּזְעֲקוּ אִישׁ אֶל־אֱלֹהָיו וַיָּטִלוּ</text:p>
            <text:p text:style-name="P27"/>
            <text:p text:style-name="P27"><text:s/>אֶת־הַכֵּלִים אֲשֶׁר בָּאֳנִיָּה אֶל־הַיָּם לְהָקֵל מֵעֲלֵיהֶם וְיוֹנָה </text:p>
            <text:p text:style-name="P27">יָרַד אֶל־יַרְכְּתֵי </text:p>
            <text:p text:style-name="P27">הַסְּפִינָה וַיִּשְׁכַּב </text:p>
            <text:p text:style-name="P27">וַיֵּרָדַם</text:p>
          </table:table-cell>
          <table:table-cell table:style-name="表21.B2" office:value-type="string">
            <text:p text:style-name="P28"/>
            <text:p text:style-name="P28"/>
            <text:p text:style-name="P28">and to fear / sailors / and to shriek</text:p>
            <text:p text:style-name="P28">a man / to – god + its / and to cast down</text:p>
            <text:p text:style-name="P28"/>
            <text:p text:style-name="P28"/>
            <text:p text:style-name="P28">even – the prepared / that</text:p>
            <text:p text:style-name="P28">on ship / to – the sea / towards to be light</text:p>
            <text:p text:style-name="P28">from above + them / and jonah</text:p>
            <text:p text:style-name="P28"/>
            <text:p text:style-name="P28">to go downwards / to – rear</text:p>
            <text:p text:style-name="P28"/>
            <text:p text:style-name="P28">the vessel / and to lie down</text:p>
            <text:p text:style-name="P28"/>
            <text:p text:style-name="P28">and to stupefy</text:p>
          </table:table-cell>
        </table:table-row>
        <table:table-row>
          <table:table-cell table:style-name="表21.A2" office:value-type="string">
            <text:p text:style-name="P27">1:6</text:p>
            <text:p text:style-name="P27">וַיִּקְרַב אֵלָיו</text:p>
            <text:p text:style-name="P27"><text:soft-page-break/><text:s/>רַב הַחֹבֵל וַיֹּאמֶר </text:p>
            <text:p text:style-name="P27">לוֹ מַה־לְּ</text:p>
            <text:p text:style-name="P27">*</text:p>
            <text:p text:style-name="P27">נִרְדָּם קוּם קְרָא </text:p>
            <text:p text:style-name="P27">אֶל־אֱלֹהֶי</text:p>
            <text:p text:style-name="P27">*</text:p>
            <text:p text:style-name="P27">אוּלַי יִתְעַשֵּׁת </text:p>
            <text:p text:style-name="P27">הָאֱלֹהִים לָנוּ </text:p>
            <text:p text:style-name="P27">וְלֹא נֹאבֵד</text:p>
          </table:table-cell>
          <table:table-cell table:style-name="表21.B2" office:value-type="string">
            <text:p text:style-name="P28"/>
            <text:p text:style-name="P28"/>
            <text:p text:style-name="P28">and to approach / near + its</text:p>
            <text:p text:style-name="P28"/>
            <text:p text:style-name="P28"><text:soft-page-break/></text:p>
            <text:p text:style-name="P28">abundant / a sailor / and to say</text:p>
            <text:p text:style-name="P28"/>
            <text:p text:style-name="P28">to + him / what ? - to + thee</text:p>
            <text:p text:style-name="P28"/>
            <text:p text:style-name="P28"/>
            <text:p text:style-name="P28">to stupefy / to rise / to call out</text:p>
            <text:p text:style-name="P28"/>
            <text:p text:style-name="P28">to – god + thee</text:p>
            <text:p text:style-name="P28"/>
            <text:p text:style-name="P28"/>
            <text:p text:style-name="P28">if not,perhaps / to be sleek</text:p>
            <text:p text:style-name="P28"/>
            <text:p text:style-name="P28">the gods / towards + us</text:p>
            <text:p text:style-name="P28"/>
            <text:p text:style-name="P28">and not / to los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2_085929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7">1:7</text:p>
            <text:p text:style-name="P27">וַיֹּאמְרוּ אִישׁ אֶל־רֵעֵהוּ</text:p>
            <text:p text:style-name="P27"><text:s/>לְכוּ וְנַפִּילָה גוֹרָלוֹת וְנֵדְעָה בְּשֶׁלְּמִי</text:p>
            <text:p text:style-name="P27"><text:soft-page-break/><text:s/>הָרָעָה הַזֹּאת לָנוּ וַיַּפִּלוּ גּוֹרָלוֹת וַיִּפֹּל הַגּוֹרָל עַל־יוֹנָה</text:p>
          </table:table-cell>
          <table:table-cell table:style-name="表22.B1" office:value-type="string">
            <text:p text:style-name="P28"/>
            <text:p text:style-name="P28"/>
            <text:p text:style-name="P28">and to say / a man / to – an associate + their</text:p>
            <text:p text:style-name="P28">to walk / and to fall / a lot</text:p>
            <text:p text:style-name="P28"/>
            <text:p text:style-name="P28">and to know / on what + who ?</text:p>
            <text:p text:style-name="P28"/>
            <text:p text:style-name="P28"><text:soft-page-break/></text:p>
            <text:p text:style-name="P28">the evil / the this/ upon + us</text:p>
            <text:p text:style-name="P28"/>
            <text:p text:style-name="P28">and to fall / a lot / and to fall</text:p>
            <text:p text:style-name="P28"/>
            <text:p text:style-name="P28">the lot / upon – jonah</text:p>
          </table:table-cell>
        </table:table-row>
        <table:table-row>
          <table:table-cell table:style-name="表22.A2" office:value-type="string">
            <text:p text:style-name="P27">1:8</text:p>
            <text:p text:style-name="P27">וַיֹּאמְרוּ אֵלָיו </text:p>
            <text:p text:style-name="P27">הַגִּידָה־נָּא לָנוּ </text:p>
            <text:p text:style-name="P27">בַּאֲשֶׁר לְמִי־הָרָעָה</text:p>
            <text:p text:style-name="P27"><text:s/>הַזֹּאת לָנוּ </text:p>
            <text:p text:style-name="P27">מַה־מְּלַאכְתְּ</text:p>
            <text:p text:style-name="P27">*</text:p>
            <text:p text:style-name="P27">וּמֵאַיִן תָּבוֹא</text:p>
            <text:p text:style-name="P27"><text:s/>מָה אַרְצֶ</text:p>
            <text:p text:style-name="P27">*</text:p>
            <text:p text:style-name="P27">וְאֵי־מִזֶּה עַם אָתָּה</text:p>
          </table:table-cell>
          <table:table-cell table:style-name="表22.B2" office:value-type="string">
            <text:p text:style-name="P28"/>
            <text:p text:style-name="P28"/>
            <text:p text:style-name="P28">and to say / towards + him</text:p>
            <text:p text:style-name="P28"/>
            <text:p text:style-name="P28">manifest + us – pray / to us</text:p>
            <text:p text:style-name="P28"/>
            <text:p text:style-name="P28">on which / in who ? - the evil</text:p>
            <text:p text:style-name="P28"/>
            <text:p text:style-name="P28">the this / towards + us</text:p>
            <text:p text:style-name="P28"/>
            <text:p text:style-name="P28">what ? - employment + thee</text:p>
            <text:p text:style-name="P28"/>
            <text:p text:style-name="P28"/>
            <text:p text:style-name="P28">and from where / to come,go</text:p>
            <text:p text:style-name="P28"/>
            <text:p text:style-name="P28">what ? / land + thee</text:p>
            <text:p text:style-name="P28"/>
            <text:p text:style-name="P28"/>
            <text:p text:style-name="P28"/>
            <text:p text:style-name="P28">and where ? - from this / a people / thou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4_130655</text:p>
      <text:p text:style-name="Text_20_body"/>
      <text:p text:style-name="P23"/>
      <text:p text:style-name="P21"/>
      <text:p text:style-name="P11">[XXX] 20200315_114358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7">1:9</text:p>
            <text:p text:style-name="P27">וַיֹּאמֶר אֲלֵיהֶם </text:p>
            <text:p text:style-name="P27">עִבְרִי אָנֹכִי וְאֶת־יְהוָה</text:p>
            <text:p text:style-name="P27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28"/>
            <text:p text:style-name="P28"/>
            <text:p text:style-name="P28">and to say / towards + them</text:p>
            <text:p text:style-name="P28"/>
            <text:p text:style-name="P28">Eberite / I / and entity – jehovah</text:p>
            <text:p text:style-name="P28"/>
            <text:p text:style-name="P28">gods / the sky / I / reverent</text:p>
            <text:p text:style-name="P28"/>
            <text:p text:style-name="P28">that – to do,make / entity – the sea</text:p>
            <text:p text:style-name="P28">and entity – dry ground</text:p>
          </table:table-cell>
        </table:table-row>
        <table:table-row>
          <table:table-cell table:style-name="表23.A2" office:value-type="string">
            <text:p text:style-name="P27">1:10</text:p>
            <text:p text:style-name="P27">וַיִּירְאוּ הָאֲנָשִׁים יִרְאָה גְדוֹלָה וַיֹּאמְרוּ אֵלָיו מַה־זֹּאת עָשִׂיתָ כִּי־יָדְעוּ </text:p>
            <text:p text:style-name="P27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28"/>
            <text:p text:style-name="P28"/>
            <text:p text:style-name="P28">and to fear / the man / reverent</text:p>
            <text:p text:style-name="P28"/>
            <text:p text:style-name="P28">great / and to say / to + him</text:p>
            <text:p text:style-name="P28"/>
            <text:p text:style-name="P28">what ? - this / to do / for – to know</text:p>
            <text:p text:style-name="P28"/>
            <text:p text:style-name="P28">the man / for – from in face</text:p>
            <text:p text:style-name="P28"/>
            <text:p text:style-name="P28">jehovah / he / to flee / for <text:s/>/ manifest</text:p>
            <text:p text:style-name="P28">to + them</text:p>
          </table:table-cell>
        </table:table-row>
      </table:table>
      <text:p text:style-name="P8"/>
      <text:p text:style-name="P13"><text:span text:style-name="T3">[next] </text:span><text:span text:style-name="T4">1:11</text:span></text:p>
      <text:p text:style-name="Text_20_body"/>
      <text:p text:style-name="P12">[/  XXX] 20200315_115333</text:p>
      <text:p text:style-name="Text_20_body"/>
      <text:p text:style-name="P23"/>
      <text:p text:style-name="P21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7">1:11</text:p>
            <text:p text:style-name="P27">וַיֹּאמְרוּ אֵלָיו </text:p>
            <text:p text:style-name="P27">מַה־נַּעֲשֶׂה לָּ</text:p>
            <text:p text:style-name="P27">#</text:p>
            <text:p text:style-name="P27">וְיִשְׁתֹּק הַיָּם מֵעָלֵינוּ כִּי הַיָּם הוֹלֵ</text:p>
            <text:p text:style-name="P27">#</text:p>
            <text:p text:style-name="P27">וְסֹעֵר</text:p>
          </table:table-cell>
          <table:table-cell table:style-name="表24.B1" office:value-type="string">
            <text:p text:style-name="P28"/>
            <text:p text:style-name="P28"/>
            <text:p text:style-name="P28">and to say / unto + him</text:p>
            <text:p text:style-name="P28"/>
            <text:p text:style-name="P28">what ? - to do,make / towards + thee</text:p>
            <text:p text:style-name="P28"/>
            <text:p text:style-name="P28">and to subside / the sea / from above + us / for</text:p>
            <text:p text:style-name="P28"/>
            <text:p text:style-name="P28">the sea / to walk</text:p>
            <text:p text:style-name="P28"/>
            <text:p text:style-name="P28"/>
            <text:p text:style-name="P28">and to toss</text:p>
          </table:table-cell>
        </table:table-row>
        <table:table-row>
          <table:table-cell table:style-name="表24.A2" office:value-type="string">
            <text:p text:style-name="P27">1:12</text:p>
            <text:p text:style-name="P27">וַיֹּאמֶר אֲלֵיהֶם שָׂאוּנִי וַהֲטִילֻנִי אֶל־הַיָּם וְיִשְׁתֹּק הַיָּם מֵעֲלֵיכֶם כִּי יוֹדֵעַ אָנִי</text:p>
            <text:p text:style-name="P27"><text:s/>כִּי בְשֶׁלִּי הַסַּעַר </text:p>
            <text:p text:style-name="P27"/>
            <text:p text:style-name="P27">הַגָּדוֹל הַזֶּה עֲלֵיכֶם</text:p>
          </table:table-cell>
          <table:table-cell table:style-name="表24.B2" office:value-type="string">
            <text:p text:style-name="P28"/>
            <text:p text:style-name="P28"/>
            <text:p text:style-name="P28">and to say / to + them / to lift + me</text:p>
            <text:p text:style-name="P28">and to pitch over + me / to – the sea</text:p>
            <text:p text:style-name="P28">and to subside / the sea / from above + yous / for / to know / I</text:p>
            <text:p text:style-name="P28"/>
            <text:p text:style-name="P28"/>
            <text:p text:style-name="P28">for / on account + me / the hurricane</text:p>
            <text:p text:style-name="P28"/>
            <text:p text:style-name="P28">the great / the this / above + you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6_084554</text:p>
      <text:p text:style-name="P23"><text:soft-page-break/>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>1:13</text:p>
            <text:p text:style-name="P27">וַיַּחְתְּרוּ הָאֲנָשִׁים לְהָשִׁיב אֶל־הַיַּבָּשָׁה</text:p>
            <text:p text:style-name="P27"><text:s/>וְלֹא יָכֹלוּ כִּי הַיָּם </text:p>
            <text:p text:style-name="P27">הוֹלֵ</text:p>
            <text:p text:style-name="P27">#</text:p>
            <text:p text:style-name="P27">וְסֹעֵר עֲלֵיהֶם</text:p>
          </table:table-cell>
          <table:table-cell table:style-name="表25.B1" office:value-type="string">
            <text:p text:style-name="P28"/>
            <text:p text:style-name="P28"/>
            <text:p text:style-name="P28">and to force / the mortal</text:p>
            <text:p text:style-name="P28"/>
            <text:p text:style-name="P28">towards to turn back / to – the dry ground</text:p>
            <text:p text:style-name="P28">and not / to be able / for / the sea</text:p>
            <text:p text:style-name="P28"/>
            <text:p text:style-name="P28">to walk</text:p>
            <text:p text:style-name="P28"/>
            <text:p text:style-name="P28"/>
            <text:p text:style-name="P28">and to rush / upon + them</text:p>
          </table:table-cell>
        </table:table-row>
        <table:table-row>
          <table:table-cell table:style-name="表25.A2" office:value-type="string">
            <text:p text:style-name="P27">1:14</text:p>
            <text:p text:style-name="P27">וַיִּקְרְאוּ אֶל־יְהוָה וַיֹּאמְרוּ אָנָּה יְהוָה </text:p>
            <text:p text:style-name="P27">אַל־נָא נֹאבְדָה בְּנֶפֶשׁ</text:p>
            <text:p text:style-name="P27"/>
            <text:p text:style-name="P27"><text:s/>הָאִישׁ הַזֶּה וְאַל־תִּתֵּן</text:p>
            <text:p text:style-name="P27"><text:s/>עָלֵינוּ דָּם נָקִיא </text:p>
            <text:p text:style-name="P27">כִּי־אַתָּה יְהוָה כַּאֲשֶׁר </text:p>
            <text:p text:style-name="P27">חָפַצְתָּ עָשִׂיתָ</text:p>
          </table:table-cell>
          <table:table-cell table:style-name="表25.B2" office:value-type="string">
            <text:p text:style-name="P28"/>
            <text:p text:style-name="P28"/>
            <text:p text:style-name="P28">and to call out / to – jehovah</text:p>
            <text:p text:style-name="P28"/>
            <text:p text:style-name="P28">and to say / oh now / jehovah</text:p>
            <text:p text:style-name="P28"/>
            <text:p text:style-name="P28">not – I pray / to lose / on a breathing creature</text:p>
            <text:p text:style-name="P28"/>
            <text:p text:style-name="P28">the man / the this / and not – to give</text:p>
            <text:p text:style-name="P28"/>
            <text:p text:style-name="P28">above + us / blood / innocent</text:p>
            <text:p text:style-name="P28">for – thou / jehovah / as if + that,which</text:p>
            <text:p text:style-name="P28">to bend / to do,make</text:p>
          </table:table-cell>
        </table:table-row>
        <text:soft-page-break/>
        <table:table-row>
          <table:table-cell table:style-name="表25.A2" office:value-type="string">
            <text:p text:style-name="P27">1:15</text:p>
            <text:p text:style-name="P27">וַיִּשְׂאוּ אֶת־יוֹנָה </text:p>
            <text:p text:style-name="P27">וַיְטִלֻהוּ אֶל־הַיָּם </text:p>
            <text:p text:style-name="P27">וַיַּעֲמֹד הַיָּם מִזַּעְפּוֹ</text:p>
          </table:table-cell>
          <table:table-cell table:style-name="表25.B2" office:value-type="string">
            <text:p text:style-name="P28"/>
            <text:p text:style-name="P28"/>
            <text:p text:style-name="P28">and to lift / entity – jonah</text:p>
            <text:p text:style-name="P28"/>
            <text:p text:style-name="P28">and to pitch + him / to – the sea</text:p>
            <text:p text:style-name="P28"/>
            <text:p text:style-name="P28">and to stand / the sea / from anger + it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7_103031</text:p>
      <text:p text:style-name="Text_20_body"/>
      <text:p text:style-name="P23"/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7">1:16</text:p>
            <text:p text:style-name="P27">וַיִּירְאוּ הָאֲנָשִׁים יִרְאָה גְדוֹלָה אֶת־יְהוָה וַיִּזְבְּחוּ־זֶבַח </text:p>
            <text:p text:style-name="P27">לַיהוָה וַיִּדְּרוּ </text:p>
            <text:p text:style-name="P27">נְדָרִים</text:p>
          </table:table-cell>
          <table:table-cell table:style-name="表26.B1" office:value-type="string">
            <text:p text:style-name="P28"/>
            <text:p text:style-name="P28"/>
            <text:p text:style-name="P28">and to fear / the men / fearing</text:p>
            <text:p text:style-name="P28"/>
            <text:p text:style-name="P28">great / entity – jehovah</text:p>
            <text:p text:style-name="P28"/>
            <text:p text:style-name="P28">and to slaughter – a slaughter</text:p>
            <text:p text:style-name="P28"/>
            <text:p text:style-name="P28">to jehovah / and to promise</text:p>
            <text:p text:style-name="P28"/>
            <text:p text:style-name="P28">promises</text:p>
          </table:table-cell>
        </table:table-row>
        <table:table-row>
          <table:table-cell table:style-name="表26.A2" office:value-type="string">
            <text:p text:style-name="P27">1:17</text:p>
            <text:p text:style-name="P27">וַיְמַן יְהוָה</text:p>
            <text:p text:style-name="P27"><text:soft-page-break/><text:s/>דָּג גָּדוֹל לִבְלֹעַ </text:p>
            <text:p text:style-name="P27"/>
            <text:p text:style-name="P27">אֶת־יוֹנָה וַיְהִי </text:p>
            <text:p text:style-name="P27">יוֹנָה בִּמְעֵי הַדָּג </text:p>
            <text:p text:style-name="P27">שְׁלֹשָׁה יָמִים וּשְׁלֹשָׁה לֵילוֹת</text:p>
          </table:table-cell>
          <table:table-cell table:style-name="表26.B2" office:value-type="string">
            <text:p text:style-name="P28"/>
            <text:p text:style-name="P28"/>
            <text:p text:style-name="P28">and to weigh out / jehovah</text:p>
            <text:p text:style-name="P28"/>
            <text:p text:style-name="P28"><text:soft-page-break/></text:p>
            <text:p text:style-name="P28">a fish / great / towards to make away</text:p>
            <text:p text:style-name="P28"/>
            <text:p text:style-name="P28">entity – jonah / and to exist</text:p>
            <text:p text:style-name="P28"/>
            <text:p text:style-name="P28">jonah / in intestines / the fish</text:p>
            <text:p text:style-name="P28"/>
            <text:p text:style-name="P28">three / days / and three / nigh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8_103812</text:p>
      <text:p text:style-name="Text_20_body"/>
      <text:p text:style-name="P23"/>
      <text:p text:style-name="P21"/>
      <text:p text:style-name="P11">[XXX] 20200320_094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7">2:1</text:p>
            <text:p text:style-name="P27">וַיִּתְפַּלֵּל יוֹנָה אֶל־יְהוָה אֱלֹהָיו מִמְּעֵי הַדָּגָה</text:p>
          </table:table-cell>
          <table:table-cell table:style-name="表27.B1" office:value-type="string">
            <text:p text:style-name="P28"/>
            <text:p text:style-name="P28"/>
            <text:p text:style-name="P28">and to pray / jonah / to – jehovah</text:p>
            <text:p text:style-name="P28"/>
            <text:p text:style-name="P28">gods + his / from intestines / fish</text:p>
          </table:table-cell>
        </table:table-row>
        <table:table-row>
          <table:table-cell table:style-name="表27.A2" office:value-type="string">
            <text:p text:style-name="P27">2:2</text:p>
            <text:p text:style-name="P27">וַיֹּאמֶר קָרָאתִי מִצָּרָה לִי אֶל־יְהוָה</text:p>
            <text:p text:style-name="P27"><text:s/>וַיַּעֲנֵנִי מִבֶּטֶן </text:p>
            <text:p text:style-name="P27"><text:soft-page-break/></text:p>
            <text:p text:style-name="P27">שְׁאוֹל שִׁוַּעְתִּי שָׁמַעְתָּ קוֹלִי</text:p>
          </table:table-cell>
          <table:table-cell table:style-name="表27.B2" office:value-type="string">
            <text:p text:style-name="P28"/>
            <text:p text:style-name="P28"/>
            <text:p text:style-name="P28">and to say / to call out / from tightness</text:p>
            <text:p text:style-name="P28">towads + his / to – jehovah</text:p>
            <text:p text:style-name="P28"/>
            <text:p text:style-name="P28">and to respond + me / from <text:soft-page-break/>hollow</text:p>
            <text:p text:style-name="P28"/>
            <text:p text:style-name="P28">hades / to be free / to hear</text:p>
            <text:p text:style-name="P28"/>
            <text:p text:style-name="P28">voice + my</text:p>
          </table:table-cell>
        </table:table-row>
        <table:table-row>
          <table:table-cell table:style-name="表27.A2" office:value-type="string">
            <text:p text:style-name="P27">2:3</text:p>
            <text:p text:style-name="P27">וַתַּשְׁלִיכֵנִי מְצוּלָה</text:p>
            <text:p text:style-name="P27"/>
            <text:p text:style-name="P27"><text:s/>בִּלְבַב יַמִּים וְנָהָר יְסֹבְבֵנִי כָּל־מִשְׁבָּרֶי</text:p>
            <text:p text:style-name="P27">*</text:p>
            <text:p text:style-name="P27">וְגַלֶּי</text:p>
            <text:p text:style-name="P27">*</text:p>
            <text:p text:style-name="P27">עָלַי עָבָרוּ</text:p>
          </table:table-cell>
          <table:table-cell table:style-name="表27.B2" office:value-type="string">
            <text:p text:style-name="P28"/>
            <text:p text:style-name="P28"/>
            <text:p text:style-name="P28">and to throw out + me / a deep place</text:p>
            <text:p text:style-name="P28"/>
            <text:p text:style-name="P28"/>
            <text:p text:style-name="P28">to the heart / seas / and a steam</text:p>
            <text:p text:style-name="P28"/>
            <text:p text:style-name="P28">to surround + me / all – breaker + thy</text:p>
            <text:p text:style-name="P28"/>
            <text:p text:style-name="P28">and a heap + thy</text:p>
            <text:p text:style-name="P28"/>
            <text:p text:style-name="P28"/>
            <text:p text:style-name="P28"/>
            <text:p text:style-name="P28">against + me / to cross ove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20_100159</text:p>
      <text:p text:style-name="Text_20_body"/>
      <text:p text:style-name="P23"/>
      <text:p text:style-name="P21"/>
      <text:p text:style-name="P11">[XXX] 20200322_115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7">2:4</text:p>
            <text:p text:style-name="P27"><text:soft-page-break/>וַאֲנִי אָמַרְתִּי נִגְרַשְׁתִּי מִנֶּגֶד עֵינֶי</text:p>
            <text:p text:style-name="P27">*</text:p>
            <text:p text:style-name="P27">אַ</text:p>
            <text:p text:style-name="P27">#</text:p>
            <text:p text:style-name="P27">אוֹסִיף לְהַבִּיט אֶל־הֵיכַל</text:p>
            <text:p text:style-name="P27"><text:s/>קָדְשֶׁ</text:p>
            <text:p text:style-name="P27">*</text:p>
          </table:table-cell>
          <table:table-cell table:style-name="表28.B1" office:value-type="string">
            <text:p text:style-name="P28"/>
            <text:p text:style-name="P28"/>
            <text:p text:style-name="P28"><text:soft-page-break/>and I / to say / to drive out</text:p>
            <text:p text:style-name="P28"/>
            <text:p text:style-name="P28">from a front / eye + thy</text:p>
            <text:p text:style-name="P28"/>
            <text:p text:style-name="P28"/>
            <text:p text:style-name="P28"/>
            <text:p text:style-name="P28">surely</text:p>
            <text:p text:style-name="P28"/>
            <text:p text:style-name="P28"/>
            <text:p text:style-name="P28">to add / towards to scan / towards – temple</text:p>
            <text:p text:style-name="P28"/>
            <text:p text:style-name="P28">sacred place + thy</text:p>
          </table:table-cell>
        </table:table-row>
        <table:table-row>
          <table:table-cell table:style-name="表28.A2" office:value-type="string">
            <text:p text:style-name="P27">2:5</text:p>
            <text:p text:style-name="P27">אֲפָפוּנִי מַיִם </text:p>
            <text:p text:style-name="P27">עַד־נֶפֶשׁ תְּהוֹם </text:p>
            <text:p text:style-name="P27">יְסֹבְבֵנִי סוּף </text:p>
            <text:p text:style-name="P27">חָבוּשׁ לְרֹאשִׁי</text:p>
          </table:table-cell>
          <table:table-cell table:style-name="表28.B2" office:value-type="string">
            <text:p text:style-name="P28"/>
            <text:p text:style-name="P28"/>
            <text:p text:style-name="P28">to surround + me / water</text:p>
            <text:p text:style-name="P28"/>
            <text:p text:style-name="P28">as far as – vitality / an abyss</text:p>
            <text:p text:style-name="P28"/>
            <text:p text:style-name="P28">to surround + me / papyrus</text:p>
            <text:p text:style-name="P28">to wrap / towards head + my</text:p>
          </table:table-cell>
        </table:table-row>
        <table:table-row>
          <table:table-cell table:style-name="表28.A2" office:value-type="string">
            <text:p text:style-name="P27">2:6</text:p>
            <text:p text:style-name="P27">לְקִצְבֵי הָרִים</text:p>
            <text:p text:style-name="P27"><text:s/>יָרַדְתִּי הָאָרֶץ בְּרִחֶיהָ בַעֲדִי לְעוֹלָם</text:p>
            <text:p text:style-name="P27"><text:s/>וַתַּעַל מִשַּׁחַת </text:p>
            <text:p text:style-name="P27">חַיַּי יְהוָה אֱלֹהָי</text:p>
          </table:table-cell>
          <table:table-cell table:style-name="表28.B2" office:value-type="string">
            <text:p text:style-name="P28"/>
            <text:p text:style-name="P28"/>
            <text:p text:style-name="P28">towards base / mountains</text:p>
            <text:p text:style-name="P28"/>
            <text:p text:style-name="P28">to descend / the land / a bolt + her</text:p>
            <text:p text:style-name="P28">against + me / towards eternity</text:p>
            <text:p text:style-name="P28"/>
            <text:p text:style-name="P28">and to ascend / from a pit</text:p>
            <text:p text:style-name="P28"/>
            <text:p text:style-name="P28">life + my / jehovah / gods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322_121210</text:p>
      <text:p text:style-name="Text_20_body"/>
      <text:p text:style-name="P23"/>
      <text:p text:style-name="P21"/>
      <text:p text:style-name="P11">[XXX] 20200323_15411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7">2:7</text:p>
            <text:p text:style-name="P27">בְּהִתְעַטֵּף עָלַי נַפְשִׁי</text:p>
            <text:p text:style-name="P27"><text:s/>אֶת־יְהוָה זָכָרְתִּי וַתָּבוֹא אֵלֶי</text:p>
            <text:p text:style-name="P27">*</text:p>
            <text:p text:style-name="P27">תְּפִלָּתִי אֶל־הֵיכַל </text:p>
            <text:p text:style-name="P27">קָדְשֶׁ</text:p>
            <text:p text:style-name="P27">*</text:p>
          </table:table-cell>
          <table:table-cell table:style-name="表29.B1" office:value-type="string">
            <text:p text:style-name="P28"/>
            <text:p text:style-name="P28"/>
            <text:p text:style-name="P28">in shroud / upon + my / vitality + my</text:p>
            <text:p text:style-name="P28">entity – jehovah / I remember</text:p>
            <text:p text:style-name="P28"/>
            <text:p text:style-name="P28">and to go,come / near + thy</text:p>
            <text:p text:style-name="P28"/>
            <text:p text:style-name="P28"/>
            <text:p text:style-name="P28">hymn + my / towards – palace</text:p>
            <text:p text:style-name="P28"/>
            <text:p text:style-name="P28">sacred + thy</text:p>
          </table:table-cell>
        </table:table-row>
        <table:table-row>
          <table:table-cell table:style-name="表29.A2" office:value-type="string">
            <text:p text:style-name="P27">2:8</text:p>
            <text:p text:style-name="P27">מְשַׁמְּרִים הַבְלֵי־שָׁוְא חַסְדָּם יַעֲזֹבוּ</text:p>
          </table:table-cell>
          <table:table-cell table:style-name="表29.B2" office:value-type="string">
            <text:p text:style-name="P28"/>
            <text:p text:style-name="P28"/>
            <text:p text:style-name="P28">to guard / emptiness – idolatry</text:p>
            <text:p text:style-name="P28"/>
            <text:p text:style-name="P28">pierty + their / to loosen</text:p>
          </table:table-cell>
        </table:table-row>
        <table:table-row>
          <table:table-cell table:style-name="表29.A2" office:value-type="string">
            <text:p text:style-name="P27">2:9</text:p>
            <text:p text:style-name="P27">וַאֲנִי בְּקוֹל תּוֹדָה אֶזְבְּחָה־לָּ</text:p>
            <text:p text:style-name="P27">#</text:p>
            <text:p text:style-name="P27"><text:soft-page-break/>אֲשֶׁר נָדַרְתִּי אֲשַׁלֵּמָה</text:p>
            <text:p text:style-name="P27"/>
            <text:p text:style-name="P27"><text:s/>יְשׁוּעָתָה לַיהוָה ס</text:p>
          </table:table-cell>
          <table:table-cell table:style-name="表29.B2" office:value-type="string">
            <text:p text:style-name="P28"/>
            <text:p text:style-name="P28">and I / in to call aloud / adoration</text:p>
            <text:p text:style-name="P28"/>
            <text:p text:style-name="P28">to slaughter animal – upon + thee</text:p>
            <text:p text:style-name="P28"/>
            <text:p text:style-name="P28"/>
            <text:p text:style-name="P28">who / I promise / to make <text:soft-page-break/>completed</text:p>
            <text:p text:style-name="P28"/>
            <text:p text:style-name="P2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3">/]20200323_160000</text:p>
          </table:table-cell>
          <table:covered-table-cell/>
        </table:table-row>
        <table:table-row>
          <table:table-cell table:style-name="表29.B2" table:number-columns-spanned="2" office:value-type="string">
            <text:p text:style-name="P33">[20200327_115755</text:p>
          </table:table-cell>
          <table:covered-table-cell/>
        </table:table-row>
        <table:table-row>
          <table:table-cell table:style-name="表29.A2" office:value-type="string">
            <text:p text:style-name="P27">2:10</text:p>
            <text:p text:style-name="P27">וַיֹּאמֶר יְהוָה לַדָּג וַיָּקֵא אֶת־יוֹנָה </text:p>
            <text:p text:style-name="P27">אֶל־הַיַּבָּשָׁה פ</text:p>
          </table:table-cell>
          <table:table-cell table:style-name="表29.B2" office:value-type="string">
            <text:p text:style-name="P28"/>
            <text:p text:style-name="P28"/>
            <text:p text:style-name="P28">and to say / jehovah / towards fish / and to vomit / entity – jonah</text:p>
            <text:p text:style-name="P28"/>
            <text:p text:style-name="P28"/>
            <text:p text:style-name="P28">towards – the dry ground</text:p>
          </table:table-cell>
        </table:table-row>
        <table:table-row>
          <table:table-cell table:style-name="表29.A2" office:value-type="string">
            <text:p text:style-name="P27">3:1</text:p>
            <text:p text:style-name="P27">וַיְהִי דְבַר־יְהוָה אֶל־יוֹנָה שֵׁנִית לֵאמֹר</text:p>
          </table:table-cell>
          <table:table-cell table:style-name="表29.B2" office:value-type="string">
            <text:p text:style-name="P28"/>
            <text:p text:style-name="P28"/>
            <text:p text:style-name="P28">and to come to pass / a word – jehovah / towards – jonah</text:p>
            <text:p text:style-name="P28">second / in to say</text:p>
          </table:table-cell>
        </table:table-row>
        <table:table-row>
          <table:table-cell table:style-name="表29.A2" office:value-type="string">
            <text:p text:style-name="P27">3:2</text:p>
            <text:p text:style-name="P27">קוּם לֵ</text:p>
            <text:p text:style-name="P27">#</text:p>
            <text:p text:style-name="P27">אֶל־נִינְוֵה הָעִיר הַגְּדוֹלָה וִּקְרָא אֵלֶיהָ</text:p>
            <text:p text:style-name="P27"/>
            <text:p text:style-name="P27"><text:s/>אֶת־הַקְּרִיאָה אֲשֶׁר אָנֹכִי דֹּבֵר אֵלֶי</text:p>
            <text:p text:style-name="P27">*</text:p>
          </table:table-cell>
          <table:table-cell table:style-name="表29.B2" office:value-type="string">
            <text:p text:style-name="P28"/>
            <text:p text:style-name="P28"/>
            <text:p text:style-name="P28">to rise / to walk</text:p>
            <text:p text:style-name="P28"/>
            <text:p text:style-name="P28"/>
            <text:p text:style-name="P28"/>
            <text:p text:style-name="P28">towards – nineveh / the city</text:p>
            <text:p text:style-name="P28"/>
            <text:p text:style-name="P28">the great / and to call out / towards + thereof</text:p>
            <text:p text:style-name="P28"/>
            <text:p text:style-name="P28">entity – the proclamation / that,which</text:p>
            <text:p text:style-name="P28">I / to speak / towards + thee</text:p>
          </table:table-cell>
        </table:table-row>
        <text:soft-page-break/>
        <table:table-row>
          <table:table-cell table:style-name="表29.A2" office:value-type="string">
            <text:p text:style-name="P27">3:3</text:p>
            <text:p text:style-name="P27">וַיָּקָם יוֹנָה וַיֵּלֶ</text:p>
            <text:p text:style-name="P27">#</text:p>
            <text:p text:style-name="P27">אֶל־נִינְוֶה כִּדְבַר יְהוָה</text:p>
            <text:p text:style-name="P27"/>
            <text:p text:style-name="P27"><text:s/>וְנִינְוֵה הָיְתָה עִיר־גְּדוֹלָה</text:p>
            <text:p text:style-name="P27"><text:s/>לֵאלֹהִים מַהֲלַ</text:p>
            <text:p text:style-name="P27">#</text:p>
            <text:p text:style-name="P27">שְׁלֹשֶׁת יָמִים</text:p>
          </table:table-cell>
          <table:table-cell table:style-name="表29.B2" office:value-type="string">
            <text:p text:style-name="P28"/>
            <text:p text:style-name="P28"/>
            <text:p text:style-name="P28">and to arise / jonah / and to walk</text:p>
            <text:p text:style-name="P28"/>
            <text:p text:style-name="P28"/>
            <text:p text:style-name="P28"/>
            <text:p text:style-name="P28">towards – nineveh / like a word / jehovah</text:p>
            <text:p text:style-name="P28"/>
            <text:p text:style-name="P28">and nineveh / to come to pass / city – great</text:p>
            <text:p text:style-name="P28"/>
            <text:p text:style-name="P28"/>
            <text:p text:style-name="P28"/>
            <text:p text:style-name="P28">towards gods / a walk</text:p>
            <text:p text:style-name="P28"/>
            <text:p text:style-name="P28"/>
            <text:p text:style-name="P28">three / days</text:p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4</text:p>
            <text:p text:style-name="P27">וַיָּחֶל יוֹנָה לָבוֹא בָעִיר מַהֲלַ</text:p>
            <text:p text:style-name="P27">#</text:p>
            <text:p text:style-name="P27">יוֹם אֶחָד וַיִּקְרָא וַיֹּאמַר עוֹד אַרְבָּעִים יוֹם וְנִינְוֵה <text:soft-page-break/>נֶהְפָּכֶת</text:p>
          </table:table-cell>
          <table:table-cell table:style-name="表29.B2" office:value-type="string">
            <text:p text:style-name="P28"/>
            <text:p text:style-name="P28"/>
            <text:p text:style-name="P28">and to begin / jonah / into to go / to + city / a walk</text:p>
            <text:p text:style-name="P28"/>
            <text:p text:style-name="P28"/>
            <text:p text:style-name="P28"/>
            <text:p text:style-name="P28">a day / first / and to call out / and <text:s/>to say</text:p>
            <text:p text:style-name="P28">again / forty / day / and nineveh</text:p>
            <text:p text:style-name="P28"><text:soft-page-break/></text:p>
            <text:p text:style-name="P28">to turn</text:p>
          </table:table-cell>
        </table:table-row>
        <table:table-row>
          <table:table-cell table:style-name="表29.A2" office:value-type="string">
            <text:p text:style-name="P27">3:5</text:p>
            <text:p text:style-name="P27">וַיַּאֲמִינוּ אַנְשֵׁי נִינְוֵה בֵּאלֹהִים וַיִּקְרְאוּ־צוֹם וַיִּלְבְּשׁוּ שַׂקִּים מִגְּדוֹלָם וְעַד־קְטַנָּם</text:p>
          </table:table-cell>
          <table:table-cell table:style-name="表29.B2" office:value-type="string">
            <text:p text:style-name="P28"/>
            <text:p text:style-name="P28"/>
            <text:p text:style-name="P28">and to support / a man / nineveh</text:p>
            <text:p text:style-name="P28"/>
            <text:p text:style-name="P28">in gods / and to call out – a fast</text:p>
            <text:p text:style-name="P28"/>
            <text:p text:style-name="P28">and to put on / sacking / from great + them</text:p>
            <text:p text:style-name="P28">and as far as - diminutive</text:p>
          </table:table-cell>
        </table:table-row>
        <table:table-row>
          <table:table-cell table:style-name="表29.A2" office:value-type="string">
            <text:p text:style-name="P27">3:6</text:p>
            <text:p text:style-name="P27">וַיִּגַּע הַדָּבָר אֶל־מֶלֶך נִינְוֵה וַיָּקָם מִכִּסְאוֹ וַיַּעֲבֵר אַדַּרְתּוֹ </text:p>
            <text:p text:style-name="P27"/>
            <text:p text:style-name="P27">מֵעָלָיו וַיְכַס </text:p>
            <text:p text:style-name="P27">שַׂק וַיֵּשֶׁב עַל־הָאֵפֶר</text:p>
          </table:table-cell>
          <table:table-cell table:style-name="表29.B2" office:value-type="string">
            <text:p text:style-name="P28"/>
            <text:p text:style-name="P28"/>
            <text:p text:style-name="P28">and to touch / the word / to – king</text:p>
            <text:p text:style-name="P28">nineveh / and to rise / a throne + his</text:p>
            <text:p text:style-name="P28">and to cross over / a wide dress + his</text:p>
            <text:p text:style-name="P28"/>
            <text:p text:style-name="P28">from above + his / and to fill up</text:p>
            <text:p text:style-name="P28"/>
            <text:p text:style-name="P28">sacking / and to dwell / above - ashes</text:p>
          </table:table-cell>
        </table:table-row>
        <table:table-row>
          <table:table-cell table:style-name="表29.A2" office:value-type="string">
            <text:p text:style-name="P34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9_091549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30_09281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7</text:p>
            <text:p text:style-name="P27">וַיַּזְעֵק וַיֹּאמֶר </text:p>
            <text:p text:style-name="P27">בְּנִינְוֵה מִטַּעַם הַמֶּלֶ</text:p>
            <text:p text:style-name="P27">#</text:p>
            <text:p text:style-name="P27"><text:soft-page-break/>וּגְדֹלָיו לֵאמֹר הָאָדָם וְהַבְּהֵמָה הַבָּקָר וְהַצֹּאן אַל־יִטְעֲמוּ מְאוּמָה אַל־יִרְעוּ </text:p>
            <text:p text:style-name="P27">וּמַיִם אַל־יִשְׁתּוּ</text:p>
          </table:table-cell>
          <table:table-cell table:style-name="表29.B2" office:value-type="string">
            <text:p text:style-name="P28"/>
            <text:p text:style-name="P28"/>
            <text:p text:style-name="P28">and to announce / and to say</text:p>
            <text:p text:style-name="P28"/>
            <text:p text:style-name="P28">on nineveh / from a mandate / the king</text:p>
            <text:p text:style-name="P28"/>
            <text:p text:style-name="P28"/>
            <text:p text:style-name="P28"><text:soft-page-break/>and great + his / towards to say / <text:s/>the man</text:p>
            <text:p text:style-name="P28">and the animal / a beeve / and a flock</text:p>
            <text:p text:style-name="P28">not – to taste / something / not – graze</text:p>
            <text:p text:style-name="P28"/>
            <text:p text:style-name="P28">and water / not – to imbibe</text:p>
          </table:table-cell>
        </table:table-row>
        <table:table-row>
          <table:table-cell table:style-name="表29.A2" office:value-type="string">
            <text:p text:style-name="P27">3:8</text:p>
            <text:p text:style-name="P27">וְיִתְכַּסּוּ שַׂקִּים הָאָדָם וְהַבְּהֵמָה וְיִקְרְאוּ </text:p>
            <text:p text:style-name="P27">אֶל־אֱלֹהִים בְּחָזְקָה וְיָשֻׁבוּ אִישׁ מִדַּרְכּוֹ</text:p>
            <text:p text:style-name="P27"/>
            <text:p text:style-name="P27"><text:s/>הָרָעָה וּמִן־הֶחָמָס אֲשֶׁר בְּכַפֵּיהֶם</text:p>
          </table:table-cell>
          <table:table-cell table:style-name="表29.B2" office:value-type="string">
            <text:p text:style-name="P28"/>
            <text:p text:style-name="P28"/>
            <text:p text:style-name="P28">and to cover / sacking / the man</text:p>
            <text:p text:style-name="P28"/>
            <text:p text:style-name="P28">and the animal / and to call out</text:p>
            <text:p text:style-name="P28"/>
            <text:p text:style-name="P28">to – gods / on vehemence</text:p>
            <text:p text:style-name="P28"/>
            <text:p text:style-name="P28">and to turn back / a man / from road + his</text:p>
            <text:p text:style-name="P28"/>
            <text:p text:style-name="P28">the evil / and from – the wrong</text:p>
            <text:p text:style-name="P28"/>
            <text:p text:style-name="P28">which / on hands + their</text:p>
          </table:table-cell>
        </table:table-row>
        <table:table-row>
          <table:table-cell table:style-name="表29.A2" office:value-type="string">
            <text:p text:style-name="P27">3:9</text:p>
            <text:p text:style-name="P27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28"/>
            <text:p text:style-name="P28"/>
            <text:p text:style-name="P28">who ? - to know / to turn back / and to pity</text:p>
            <text:p text:style-name="P28">the gods / and to turn back / from a burning of anger</text:p>
            <text:p text:style-name="P28">ire + his / and not / to lose</text:p>
          </table:table-cell>
        </table:table-row>
        <table:table-row>
          <table:table-cell table:style-name="表29.A2" office:value-type="string">
            <text:p text:style-name="P34">/] 20200330_094122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331_083726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10</text:p>
            <text:p text:style-name="P27">וַיַּרְא הָאֱלֹהִים אֶת־<text:soft-page-break/>מַעֲשֵׂיהֶם </text:p>
            <text:p text:style-name="P27">כִּי־שָׁבוּ מִדַּרְכָּם </text:p>
            <text:p text:style-name="P27">הָרָעָה וַיִּנָּחֶם הָאֱלֹהִים</text:p>
            <text:p text:style-name="P27"><text:s/>עַל־הָרָעָה אֲשֶׁר־דִּבֶּר לַעֲשׂוֹת־לָהֶם </text:p>
            <text:p text:style-name="P27">וְלֹא עָשָׂה</text:p>
          </table:table-cell>
          <table:table-cell table:style-name="表29.B2" office:value-type="string">
            <text:p text:style-name="P28"/>
            <text:p text:style-name="P28"/>
            <text:p text:style-name="P28">and to see / the gods / self – <text:soft-page-break/>activity + their</text:p>
            <text:p text:style-name="P28"/>
            <text:p text:style-name="P28">for – to return / from road + their</text:p>
            <text:p text:style-name="P28"/>
            <text:p text:style-name="P28">the evil / and to be sorry / the gods</text:p>
            <text:p text:style-name="P28">above – the evil / which – to speak</text:p>
            <text:p text:style-name="P28">towards to make,do – towards + them</text:p>
            <text:p text:style-name="P28">and not – to do,make</text:p>
          </table:table-cell>
        </table:table-row>
        <table:table-row>
          <table:table-cell table:style-name="表29.A2" office:value-type="string">
            <text:p text:style-name="P27">4:1</text:p>
            <text:p text:style-name="P27">וַיֵּרַע אֶל־יוֹנָה רָעָה גְדוֹלָה וַיִּחַר לוֹ</text:p>
          </table:table-cell>
          <table:table-cell table:style-name="表29.B2" office:value-type="string">
            <text:p text:style-name="P28"/>
            <text:p text:style-name="P28"/>
            <text:p text:style-name="P28">and bad \ to – jonah / evil</text:p>
            <text:p text:style-name="P28"/>
            <text:p text:style-name="P28">great / and to glow / to + him</text:p>
          </table:table-cell>
        </table:table-row>
        <table:table-row>
          <table:table-cell table:style-name="表29.A2" office:value-type="string">
            <text:p text:style-name="P27">4:2</text:p>
            <text:p text:style-name="P27">וַיִּתְפַּלֵּל אֶל־יְהוָה וַיֹּאמַר אָנָּה יְהוָה הֲלוֹא־זֶה דְבָרִי </text:p>
            <text:p text:style-name="P27">עַד־הֱיוֹתִי עַל־אַדְמָתִי </text:p>
            <text:p text:style-name="P27"/>
            <text:p text:style-name="P27">עַל־כֵּן קִדַּמְתִּי לִבְרֹחַ</text:p>
            <text:p text:style-name="P27"><text:s/>תַּרְשִׁישָׁה כִּי יָדַעְתִּי </text:p>
            <text:p text:style-name="P27">כִּי אַתָּה אֵל־חַנּוּן וְרַחוּם אֶרֶ</text:p>
            <text:p text:style-name="P27">#</text:p>
            <text:p text:style-name="P27">אַפַּיִם וְרַב־חֶסֶד </text:p>
            <text:p text:style-name="P27"><text:soft-page-break/>וְנִחָם עַל־הָרָעָה</text:p>
          </table:table-cell>
          <table:table-cell table:style-name="表29.B2" office:value-type="string">
            <text:p text:style-name="P28"/>
            <text:p text:style-name="P28"/>
            <text:p text:style-name="P28">and to judge / to – jehovah</text:p>
            <text:p text:style-name="P28"/>
            <text:p text:style-name="P28">and to say / oh now ! / jehovah</text:p>
            <text:p text:style-name="P28"/>
            <text:p text:style-name="P28">which not – this / a word + my</text:p>
            <text:p text:style-name="P28"/>
            <text:p text:style-name="P28">as far as – to exist + my / above – soil + my</text:p>
            <text:p text:style-name="P28"/>
            <text:p text:style-name="P28">above – rightly / to project / towards to flee</text:p>
            <text:p text:style-name="P28">Tarshish + their / for / to know</text:p>
            <text:p text:style-name="P28"/>
            <text:p text:style-name="P28">for / thou / almighty – gracious</text:p>
            <text:p text:style-name="P28"/>
            <text:p text:style-name="P28">and compassionate / long</text:p>
            <text:p text:style-name="P28"/>
            <text:p text:style-name="P28"/>
            <text:p text:style-name="P28">ire / and abundant – kindness</text:p>
            <text:p text:style-name="P28"/>
            <text:p text:style-name="P28"><text:soft-page-break/>amd to be sorry / above – the evil</text:p>
          </table:table-cell>
        </table:table-row>
        <table:table-row>
          <table:table-cell table:style-name="表29.A2" office:value-type="string">
            <text:p text:style-name="P34">/] 20200331_08543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1_09082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4:3</text:p>
            <text:p text:style-name="P27">וְעַתָּה יְהוָה קַח־נָא אֶת־נַפְשִׁי מִמֶּנִּי כִּי </text:p>
            <text:p text:style-name="P27">טוֹב מוֹתִי מֵחַיָּי ס</text:p>
          </table:table-cell>
          <table:table-cell table:style-name="表29.B2" office:value-type="string">
            <text:p text:style-name="P28"/>
            <text:p text:style-name="P28"/>
            <text:p text:style-name="P28">and this time / jehovah / to take – I pray</text:p>
            <text:p text:style-name="P28">even – vitality / from + me / for</text:p>
            <text:p text:style-name="P28"/>
            <text:p text:style-name="P28">good / death + my / from alive + me</text:p>
          </table:table-cell>
        </table:table-row>
        <table:table-row>
          <table:table-cell table:style-name="表29.A2" office:value-type="string">
            <text:p text:style-name="P27">4:4</text:p>
            <text:p text:style-name="P27">וַיֹּאמֶר יְהוָה הַהֵיטֵב חָרָה לָ</text:p>
            <text:p text:style-name="P27">#</text:p>
          </table:table-cell>
          <table:table-cell table:style-name="表29.B2" office:value-type="string">
            <text:p text:style-name="P28"/>
            <text:p text:style-name="P28"/>
            <text:p text:style-name="P28">and to say / jehovah / the to make well</text:p>
            <text:p text:style-name="P28">to glow / towards + thee</text:p>
          </table:table-cell>
        </table:table-row>
        <table:table-row>
          <table:table-cell table:style-name="表29.A2" office:value-type="string">
            <text:p text:style-name="P27">4:5</text:p>
            <text:p text:style-name="P27">וַיֵּצֵא יוֹנָה מִן־הָעִיר וַיֵּשֶׁב מִקֶּדֶם </text:p>
            <text:p text:style-name="P27">לָעִיר וַיַּעַשׂ </text:p>
            <text:p text:style-name="P27">לוֹ שָׁם סֻכָּה </text:p>
            <text:p text:style-name="P27">וַיֵּשֶׁב תַּחְתֶּיהָ </text:p>
            <text:p text:style-name="P27">בַּצֵּל עַד אֲשֶׁר יִרְאֶה מַה־יִּהְיֶה בָּעִיר</text:p>
          </table:table-cell>
          <table:table-cell table:style-name="表29.B2" office:value-type="string">
            <text:p text:style-name="P28"/>
            <text:p text:style-name="P28"/>
            <text:p text:style-name="P28">and to go out / jonah / from – city</text:p>
            <text:p text:style-name="P28"/>
            <text:p text:style-name="P28">and to dwell / from eastward</text:p>
            <text:p text:style-name="P28"/>
            <text:p text:style-name="P28">towards city / and to do,make</text:p>
            <text:p text:style-name="P28">towards + his / thither / a hut</text:p>
            <text:p text:style-name="P28"/>
            <text:p text:style-name="P28">and to dwell / bottom + thereof</text:p>
            <text:p text:style-name="P28"/>
            <text:p text:style-name="P28">shade / as far as / which / to see</text:p>
            <text:p text:style-name="P28"/>
            <text:p text:style-name="P28">what ? - to come to pass / on city</text:p>
          </table:table-cell>
        </table:table-row>
        <table:table-row>
          <table:table-cell table:style-name="表29.A2" office:value-type="string">
            <text:p text:style-name="P34">/] 20200401_092139</text:p>
          </table:table-cell>
          <table:table-cell table:style-name="表29.B2" office:value-type="string">
            <text:p text:style-name="P24"/>
          </table:table-cell>
        </table:table-row>
        <text:soft-page-break/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4:6</text:p>
            <text:p text:style-name="P27">וַיְמַן יְהוָה־אֱלֹהִים קִיקָיוֹן וַיַּעַל מֵעַל </text:p>
            <text:p text:style-name="P27"/>
            <text:p text:style-name="P27">לְיוֹנָה לִהְיוֹת </text:p>
            <text:p text:style-name="P27">צֵל עַל־רֹאשׁוֹ </text:p>
            <text:p text:style-name="P27">לְהַצִּיל לוֹ מֵרָעָתוֹ</text:p>
            <text:p text:style-name="P27"><text:s/>וַיִּשְׂמַח יוֹנָה עַל־הַקִּיקָיוֹן</text:p>
            <text:p text:style-name="P27"><text:s/>שִׂמְחָה גְדוֹלָה</text:p>
          </table:table-cell>
          <table:table-cell table:style-name="表29.B2" office:value-type="string">
            <text:p text:style-name="P28"/>
            <text:p text:style-name="P28"/>
            <text:p text:style-name="P28">and to allot / jehova – gods</text:p>
            <text:p text:style-name="P28"/>
            <text:p text:style-name="P28">gourd / and to ascend / from above</text:p>
            <text:p text:style-name="P28"/>
            <text:p text:style-name="P28">towards jonah / tow. to exist</text:p>
            <text:p text:style-name="P28"/>
            <text:p text:style-name="P28">shade / above – head + his</text:p>
            <text:p text:style-name="P28"/>
            <text:p text:style-name="P28">tow. to snatch / tow. + his / from evil + his</text:p>
            <text:p text:style-name="P28">and to brighten up / jonah / above – the gourd</text:p>
            <text:p text:style-name="P28"/>
            <text:p text:style-name="P28"/>
            <text:p text:style-name="P28">gleeful / great</text:p>
          </table:table-cell>
        </table:table-row>
        <table:table-row>
          <table:table-cell table:style-name="表29.A2" office:value-type="string">
            <text:p text:style-name="P27">4:7</text:p>
            <text:p text:style-name="P27">וַיְמַן הָאֱלֹהִים תּוֹלַעַת בַּעֲלוֹת הַשַּׁחַר לַמָּחֳרָת וַתַּ</text:p>
            <text:p text:style-name="P27">#</text:p>
            <text:p text:style-name="P27">אֶת־הַקִּיקָיוֹן וַיִּיבָשׁ</text:p>
          </table:table-cell>
          <table:table-cell table:style-name="表29.B2" office:value-type="string">
            <text:p text:style-name="P28"/>
            <text:p text:style-name="P28"/>
            <text:p text:style-name="P28">and to allot / the gods / a maggot</text:p>
            <text:p text:style-name="P28"/>
            <text:p text:style-name="P28">on to ascend / the dawn / tow. morrow</text:p>
            <text:p text:style-name="P28"/>
            <text:p text:style-name="P28">and to strike</text:p>
            <text:p text:style-name="P28"/>
            <text:p text:style-name="P28">self – the gourd / and to wither</text:p>
          </table:table-cell>
        </table:table-row>
        <table:table-row>
          <table:table-cell table:style-name="表29.A2" office:value-type="string">
            <text:p text:style-name="P27">4:8</text:p>
            <text:p text:style-name="P27">וַיְהִי כִּזְרֹחַ </text:p>
            <text:p text:style-name="P27">הַשֶּׁמֶשׁ וַיְמַן אֱלֹהִים רוּחַ קָדִים חֲרִישִׁית </text:p>
            <text:p text:style-name="P27"><text:soft-page-break/>וַתַּ</text:p>
            <text:p text:style-name="P27">#</text:p>
            <text:p text:style-name="P27">הַשֶּׁמֶשׁ עַל־רֹאשׁ יוֹנָה וַיִּתְעַלָּף וַיִּשְׁאַל</text:p>
            <text:p text:style-name="P27">אֶת־נַפְשׁוֹ לָמוּת </text:p>
            <text:p text:style-name="P27">וַיֹּאמֶר טוֹב מוֹתִי מֵחַיָּי</text:p>
          </table:table-cell>
          <table:table-cell table:style-name="表29.B2" office:value-type="string">
            <text:p text:style-name="P28"/>
            <text:p text:style-name="P28"/>
            <text:p text:style-name="P28">and to exist / when + to rise</text:p>
            <text:p text:style-name="P28"/>
            <text:p text:style-name="P28">the sun<text:span text:style-name="T16"> / and to allot / gods</text:span></text:p>
            <text:p text:style-name="P29"/>
            <text:p text:style-name="P29">wind / eastward / sirocco</text:p>
            <text:p text:style-name="P29"/>
            <text:p text:style-name="P29"><text:soft-page-break/>and to strike</text:p>
            <text:p text:style-name="P29"/>
            <text:p text:style-name="P29"/>
            <text:p text:style-name="P29"/>
            <text:p text:style-name="P29">the sun / above – head / jonah</text:p>
            <text:p text:style-name="P29"/>
            <text:p text:style-name="P29">and to cover / and to request</text:p>
            <text:p text:style-name="P29"/>
            <text:p text:style-name="P29">self – vitality + his / tow. to die</text:p>
            <text:p text:style-name="P29">and to say / good / to die + my / from alive + my</text:p>
          </table:table-cell>
        </table:table-row>
        <table:table-row>
          <table:table-cell table:style-name="表29.A2" office:value-type="string">
            <text:p text:style-name="P34">/] 20200404_10215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5_093113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4:9</text:p>
            <text:p text:style-name="P27">וַיֹּאמֶר אֱלֹהִים אֶל־יוֹנָה הַהֵיטֵב חָרָה־לְ</text:p>
            <text:p text:style-name="P27">*</text:p>
            <text:p text:style-name="P27">עַל־הַקִּיקָיוֹן וַיֹּאמֶר הֵיטֵב חָרָה־לִי </text:p>
            <text:p text:style-name="P27">עַד־מָוֶת</text:p>
          </table:table-cell>
          <table:table-cell table:style-name="表29.B2" office:value-type="string">
            <text:p text:style-name="P28"/>
            <text:p text:style-name="P28"/>
            <text:p text:style-name="P28">and to say / gods / tow. - jonah</text:p>
            <text:p text:style-name="P28"/>
            <text:p text:style-name="P28">the to be right / to glow – tow.+thee</text:p>
            <text:p text:style-name="P28"/>
            <text:p text:style-name="P28">above – the gourd / and to say</text:p>
            <text:p text:style-name="P28"/>
            <text:p text:style-name="P28">to be right / to glow – tow.+me</text:p>
            <text:p text:style-name="P28"/>
            <text:p text:style-name="P28">as far as - death</text:p>
          </table:table-cell>
        </table:table-row>
        <table:table-row>
          <table:table-cell table:style-name="表29.A2" office:value-type="string">
            <text:p text:style-name="P27">4:10</text:p>
            <text:p text:style-name="P27">וַיֹּאמֶר יְהוָה אַתָּה</text:p>
            <text:p text:style-name="P27"><text:s/>חַסְתָּ עַל־הַקִּיקָיוֹן אֲשֶׁר לֹא־עָמַלְתָּ בּוֹ</text:p>
            <text:p text:style-name="P27"><text:s/>וְלֹא גִדַּלְתּוֹ שֶׁבִּן־לַיְלָה <text:soft-page-break/>הָיָה וּבִן־לַיְלָה אָבָד</text:p>
          </table:table-cell>
          <table:table-cell table:style-name="表29.B2" office:value-type="string">
            <text:p text:style-name="P28"/>
            <text:p text:style-name="P28"/>
            <text:p text:style-name="P28">and to say / jehovah / thou</text:p>
            <text:p text:style-name="P28"/>
            <text:p text:style-name="P28">to compassionate / above – the gourd</text:p>
            <text:p text:style-name="P28">which / not – to toil / on + him</text:p>
            <text:p text:style-name="P28"/>
            <text:p text:style-name="P28">and not / to twist + him / which son – night</text:p>
            <text:p text:style-name="P28"><text:soft-page-break/>to exist / and son – night / to lose</text:p>
          </table:table-cell>
        </table:table-row>
        <table:table-row>
          <table:table-cell table:style-name="表29.A2" office:value-type="string">
            <text:p text:style-name="P27">4:11</text:p>
            <text:p text:style-name="P27">וַאֲנִי לֹא אָחוּס </text:p>
            <text:p text:style-name="P27">עַל־נִינְוֵה הָעִיר הַגְּדוֹלָה אֲשֶׁר יֶשׁ־בָּהּ</text:p>
            <text:p text:style-name="P27"/>
            <text:p text:style-name="P27"><text:s/>הַרְבֵּה מִשְׁתֵּים־עֶשְׂרֵה רִבּוֹ אָדָם אֲשֶׁר לֹא־יָדַע</text:p>
            <text:p text:style-name="P27"/>
            <text:p text:style-name="P27"><text:s/>בֵּין־יְמִינוֹ לִשְׂמֹאלוֹ וּבְהֵמָה רַבָּה</text:p>
          </table:table-cell>
          <table:table-cell table:style-name="表29.B2" office:value-type="string">
            <text:p text:style-name="P28"/>
            <text:p text:style-name="P28"/>
            <text:p text:style-name="P28">and I / not / to compassionate</text:p>
            <text:p text:style-name="P28"/>
            <text:p text:style-name="P28">above – nineveh / the city</text:p>
            <text:p text:style-name="P28"/>
            <text:p text:style-name="P28">the great / which / to exist – on + thereof</text:p>
            <text:p text:style-name="P28"/>
            <text:p text:style-name="P28"/>
            <text:p text:style-name="P28">to increase / from two fold – ten</text:p>
            <text:p text:style-name="P28"/>
            <text:p text:style-name="P28">myriad / man / which / not – to know</text:p>
            <text:p text:style-name="P28"/>
            <text:p text:style-name="P28">between – right + his / tow. left + his</text:p>
            <text:p text:style-name="P28">and aninal / abundant</text:p>
          </table:table-cell>
        </table:table-row>
        <table:table-row>
          <table:table-cell table:style-name="表29.A2" office:value-type="string">
            <text:p text:style-name="P34">/] 20200405_100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6_091012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obadiah</text:p>
            <text:p text:style-name="P27">1:1</text:p>
            <text:p text:style-name="P27">חֲזוֹן עֹבַדְיָה כֹּה־אָמַר אֲדֹנָי יְהוִה לֶאֱדוֹם שְׁמוּעָה שָׁמַעְנוּ מֵאֵת יְהוָה וְצִיר בַּגּוֹיִם</text:p>
            <text:p text:style-name="P27"><text:s/>שֻׁלָּח קוּמוּ וְנָקוּמָה <text:soft-page-break/>עָלֶיהָ לַמִּלְחָמָה</text:p>
          </table:table-cell>
          <table:table-cell table:style-name="表29.B2" office:value-type="string">
            <text:p text:style-name="P28"/>
            <text:p text:style-name="P28"/>
            <text:p text:style-name="P28"/>
            <text:p text:style-name="P28"/>
            <text:p text:style-name="P28">oracle / ovadyah / like this – to say</text:p>
            <text:p text:style-name="P28">Lord / jehovah / tow. Edom</text:p>
            <text:p text:style-name="P28">heard / to hear / from self</text:p>
            <text:p text:style-name="P28"/>
            <text:p text:style-name="P28">jehovah / and a herald / to nations</text:p>
            <text:p text:style-name="P28">to send / to rise / and to rise</text:p>
            <text:p text:style-name="P28"/>
            <text:p text:style-name="P28"/>
            <text:p text:style-name="P28"><text:soft-page-break/>against thereof / tow. a battle</text:p>
          </table:table-cell>
        </table:table-row>
        <table:table-row>
          <table:table-cell table:style-name="表29.A2" office:value-type="string">
            <text:p text:style-name="P27">1:2</text:p>
            <text:p text:style-name="P27">הִנֵּה קָטֹן נְתַתִּי</text:p>
            <text:p text:style-name="P27">*</text:p>
            <text:p text:style-name="P27">בַּגּוֹיִם בָּזוּי אַתָּה מְאֹד</text:p>
          </table:table-cell>
          <table:table-cell table:style-name="表29.B2" office:value-type="string">
            <text:p text:style-name="P28"/>
            <text:p text:style-name="P28"/>
            <text:p text:style-name="P28">lo ! / diminutive / to give + thee</text:p>
            <text:p text:style-name="P28"/>
            <text:p text:style-name="P28"/>
            <text:p text:style-name="P28"/>
            <text:p text:style-name="P28">on Gentile / disesteem / thou / vehemently</text:p>
          </table:table-cell>
        </table:table-row>
        <table:table-row>
          <table:table-cell table:style-name="表29.A2" office:value-type="string">
            <text:p text:style-name="P27">1:3</text:p>
            <text:p text:style-name="P27">זְדוֹן לִבְּ</text:p>
            <text:p text:style-name="P27">*</text:p>
            <text:p text:style-name="P27">הִשִּׁיאֶ</text:p>
            <text:p text:style-name="P27">*</text:p>
            <text:p text:style-name="P27">שֹׁכְנִי בְחַגְוֵי־סֶּלַע מְרוֹם שִׁבְתּוֹ אֹמֵר בְּלִבּוֹ </text:p>
            <text:p text:style-name="P27">מִי יוֹרִדֵנִי אָרֶץ</text:p>
          </table:table-cell>
          <table:table-cell table:style-name="表29.B2" office:value-type="string">
            <text:p text:style-name="P28"/>
            <text:p text:style-name="P28"/>
            <text:p text:style-name="P28">arrogance / heart + thy</text:p>
            <text:p text:style-name="P28"/>
            <text:p text:style-name="P28"/>
            <text:p text:style-name="P28"/>
            <text:p text:style-name="P28">to delude + thee</text:p>
            <text:p text:style-name="P28"/>
            <text:p text:style-name="P28"/>
            <text:p text:style-name="P28">to reside / on a lift – rock / altitude</text:p>
            <text:p text:style-name="P28">rest + his / to say / on center + his</text:p>
            <text:p text:style-name="P28">who ? / to descend + me / the land</text:p>
          </table:table-cell>
        </table:table-row>
        <table:table-row>
          <table:table-cell table:style-name="表29.A2" office:value-type="string">
            <text:p text:style-name="P34">/] 20200406_09243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8_151237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4</text:p>
            <text:p text:style-name="P27">אִם־תַּגְבִּיהַּ כַּנֶּשֶׁר </text:p>
            <text:p text:style-name="P27">וְאִם־בֵּין כּוֹכָבִים שִׂים קִנֶּ</text:p>
            <text:p text:style-name="P27">*</text:p>
            <text:p text:style-name="P27"><text:soft-page-break/>מִשָּׁם אוֹרִידְ</text:p>
            <text:p text:style-name="P27">*</text:p>
            <text:p text:style-name="P27">נְאֻם־יְהוָה</text:p>
          </table:table-cell>
          <table:table-cell table:style-name="表29.B2" office:value-type="string">
            <text:p text:style-name="P28"/>
            <text:p text:style-name="P28"/>
            <text:p text:style-name="P28">if – soaring aloft / as vulture</text:p>
            <text:p text:style-name="P28"/>
            <text:p text:style-name="P28">and if – between / stars / placed</text:p>
            <text:p text:style-name="P28"/>
            <text:p text:style-name="P28">nest + thee</text:p>
            <text:p text:style-name="P28"/>
            <text:p text:style-name="P28"/>
            <text:p text:style-name="P28"><text:soft-page-break/>from there / I shall bring down + thee</text:p>
            <text:p text:style-name="P28"/>
            <text:p text:style-name="P28"/>
            <text:p text:style-name="P28">averment - jehovah</text:p>
          </table:table-cell>
        </table:table-row>
        <table:table-row>
          <table:table-cell table:style-name="表29.A2" office:value-type="string">
            <text:p text:style-name="P27">1:5</text:p>
            <text:p text:style-name="P27">אִם־גַּנָּבִים בָּאוּ־לְ</text:p>
            <text:p text:style-name="P27">*</text:p>
            <text:p text:style-name="P27">אִם־שׁוֹדְדֵי לַיְלָה אֵי</text:p>
            <text:p text:style-name="P27">#</text:p>
            <text:p text:style-name="P27">נִדְמֵיתָה הֲלוֹא יִגְנְבוּ דַּיָּם אִם־בֹּצְרִים בָּאוּ לָ</text:p>
            <text:p text:style-name="P27">#</text:p>
            <text:p text:style-name="P27">הֲלוֹא יַשְׁאִירוּ עֹלֵלוֹת</text:p>
          </table:table-cell>
          <table:table-cell table:style-name="表29.B2" office:value-type="string">
            <text:p text:style-name="P28"/>
            <text:p text:style-name="P28"/>
            <text:p text:style-name="P28">if – thieves / come – to you</text:p>
            <text:p text:style-name="P28"/>
            <text:p text:style-name="P28"/>
            <text:p text:style-name="P28"/>
            <text:p text:style-name="P28">if – devastating / night / how</text:p>
            <text:p text:style-name="P28"/>
            <text:p text:style-name="P28"/>
            <text:p text:style-name="P28">you are stilled / not / they shall steal</text:p>
            <text:p text:style-name="P28">quota + them / if – picking grapes / they come / to thee</text:p>
            <text:p text:style-name="P28"/>
            <text:p text:style-name="P28">not / they shall let remain / clean gleanings</text:p>
          </table:table-cell>
        </table:table-row>
        <table:table-row>
          <table:table-cell table:style-name="表29.A2" office:value-type="string">
            <text:p text:style-name="P34">/] 20200408_154900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9_08380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6</text:p>
            <text:p text:style-name="P27">אֵי</text:p>
            <text:p text:style-name="P27">#</text:p>
            <text:p text:style-name="P27">נֶחְפְּשׂוּ עֵשָׂו נִבְעוּ מַצְפֻּנָיו</text:p>
          </table:table-cell>
          <table:table-cell table:style-name="表29.B2" office:value-type="string">
            <text:p text:style-name="P28"/>
            <text:p text:style-name="P28"/>
            <text:p text:style-name="P28">how ?</text:p>
            <text:p text:style-name="P28"/>
            <text:p text:style-name="P28"/>
            <text:p text:style-name="P28">they are searched / Esav / they are extruded</text:p>
            <text:p text:style-name="P28">secret + his</text:p>
          </table:table-cell>
        </table:table-row>
        <table:table-row>
          <table:table-cell table:style-name="表29.A2" office:value-type="string">
            <text:p text:style-name="P27">1:7</text:p>
            <text:p text:style-name="P27">עַד-הַגְּבוּל שִׁלְּחוּךָ, </text:p>
            <text:p text:style-name="P27"><text:soft-page-break/></text:p>
            <text:p text:style-name="P27">כֹּל אַנְשֵׁי בְרִיתֶךָ--הִשִּׁיאוּךָ יָכְלוּ לְךָ,</text:p>
            <text:p text:style-name="P27"/>
            <text:p text:style-name="P27"><text:s/>אַנְשֵׁי שְׁלֹמֶךָ; לַחְמְךָ,</text:p>
            <text:p text:style-name="P27"/>
            <text:p text:style-name="P27"><text:s/>יָשִׂימוּ מָזוֹר תַּחְתֶּיךָ--אֵין תְּבוּנָה, בּוֹ.</text:p>
          </table:table-cell>
          <table:table-cell table:style-name="表29.B2" office:value-type="string">
            <text:p text:style-name="P28"/>
            <text:p text:style-name="P28"/>
            <text:p text:style-name="P28">as far as – the boundary / to <text:soft-page-break/>send thee</text:p>
            <text:p text:style-name="P28"/>
            <text:p text:style-name="P28">all / mortal / covenat + thee</text:p>
            <text:p text:style-name="P28"/>
            <text:p text:style-name="P28">they lure + thee / they prevail / to + thee</text:p>
            <text:p text:style-name="P28"/>
            <text:p text:style-name="P28"/>
            <text:p text:style-name="P28">mortals / peace + thee / bread + thee</text:p>
            <text:p text:style-name="P28"/>
            <text:p text:style-name="P28"/>
            <text:p text:style-name="P28">they shall place / malady / under thee</text:p>
            <text:p text:style-name="P28">there is no / understanding / in him</text:p>
          </table:table-cell>
        </table:table-row>
        <table:table-row>
          <table:table-cell table:style-name="表29.A2" office:value-type="string">
            <text:p text:style-name="P27">1:8</text:p>
            <text:p text:style-name="P27">ח <text:s/>הֲלוֹא בַּיּוֹם הַהוּא, נְאֻם-יְהוָה, וְהַאֲבַדְתִּי חֲכָמִים מֵאֱדוֹם, וּתְבוּנָה מֵהַר עֵשָׂו.</text:p>
          </table:table-cell>
          <table:table-cell table:style-name="表29.B2" office:value-type="string">
            <text:p text:style-name="P28"/>
            <text:p text:style-name="P28"/>
            <text:p text:style-name="P28">not / in the day / the he</text:p>
            <text:p text:style-name="P28"/>
            <text:p text:style-name="P28">oracle – jehovah / and I destroy</text:p>
            <text:p text:style-name="P28"/>
            <text:p text:style-name="P28">wise men / from Edom</text:p>
            <text:p text:style-name="P28">and understanding / from mountain / Esau</text:p>
          </table:table-cell>
        </table:table-row>
        <table:table-row>
          <table:table-cell table:style-name="表29.A2" office:value-type="string">
            <text:p text:style-name="P34">/] 20200409_08560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9</text:p>
            <text:p text:style-name="P27">וְחַתּוּ גִבּוֹרֶיךָ, </text:p>
            <text:p text:style-name="P27"/>
            <text:p text:style-name="P27">תֵּימָן, לְמַעַן יִכָּרֶת-אִישׁ</text:p>
            <text:p text:style-name="P27"/>
            <text:p text:style-name="P27"><text:soft-page-break/><text:s/>מֵהַר עֵשָׂו, מִקָּטֶל.</text:p>
          </table:table-cell>
          <table:table-cell table:style-name="表29.B2" office:value-type="string">
            <text:p text:style-name="P28"/>
            <text:p text:style-name="P28"/>
            <text:p text:style-name="P28">and they are dismayed / masterful men + thy</text:p>
            <text:p text:style-name="P28"/>
            <text:p text:style-name="P28"/>
            <text:p text:style-name="P28">Teman / so that / he shall be cut off – man</text:p>
            <text:p text:style-name="P28"/>
            <text:p text:style-name="P28"><text:soft-page-break/></text:p>
            <text:p text:style-name="P28">from mountain / Esan / from death</text:p>
          </table:table-cell>
        </table:table-row>
        <table:table-row>
          <table:table-cell table:style-name="表29.A2" office:value-type="string">
            <text:p text:style-name="P27">1:10</text:p>
            <text:p text:style-name="P27">מֵחֲמַס אָחִיךָ יַעֲקֹב, תְּכַסְּךָ בוּשָׁה; </text:p>
            <text:p text:style-name="P27">וְנִכְרַתָּ, לְעוֹלָם.</text:p>
          </table:table-cell>
          <table:table-cell table:style-name="表29.B2" office:value-type="string">
            <text:p text:style-name="P28"/>
            <text:p text:style-name="P28"/>
            <text:p text:style-name="P28">from violence / brother + thy / jacob</text:p>
            <text:p text:style-name="P28">she shall cover + thee / shame</text:p>
            <text:p text:style-name="P28"/>
            <text:p text:style-name="P28">and you are cut off / for eon</text:p>
          </table:table-cell>
        </table:table-row>
        <table:table-row>
          <table:table-cell table:style-name="表29.A2" office:value-type="string">
            <text:p text:style-name="P27">1:11</text:p>
            <text:p text:style-name="P27"><text:s/>בְּיוֹם עֲמָדְךָ מִנֶּגֶד, בְּיוֹם שְׁבוֹת זָרִים חֵילוֹ; וְנָכְרִים בָּאוּ שְׁעָרָו, וְעַל-יְרוּשָׁלִַם יַדּוּ </text:p>
            <text:p text:style-name="P27"/>
            <text:p text:style-name="P27">גוֹרָל--גַּם-אַתָּה, כְּאַחַד מֵהֶם.</text:p>
          </table:table-cell>
          <table:table-cell table:style-name="表29.B2" office:value-type="string">
            <text:p text:style-name="P28"/>
            <text:p text:style-name="P28"/>
            <text:p text:style-name="P28">in day / to stand + thee / from aloof</text:p>
            <text:p text:style-name="P28">in day / to capture / aliens / estate + his</text:p>
            <text:p text:style-name="P28">and foreign ones / to enter / gate + his</text:p>
            <text:p text:style-name="P28">and above – jerusalem / to handle</text:p>
            <text:p text:style-name="P28"/>
            <text:p text:style-name="P28">lot – also – thou / as one</text:p>
            <text:p text:style-name="P28"/>
            <text:p text:style-name="P28">from them</text:p>
          </table:table-cell>
        </table:table-row>
        <table:table-row>
          <table:table-cell table:style-name="表29.A2" office:value-type="string">
            <text:p text:style-name="P34">/] 20200411_1011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12_101018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12</text:p>
            <text:p text:style-name="P27">וְאַל-תֵּרֶא </text:p>
            <text:p text:style-name="P27">בְיוֹם-אָחִיךָ, </text:p>
            <text:p text:style-name="P27">בְּיוֹם נָכְרוֹ,</text:p>
            <text:p text:style-name="P27"><text:s/>וְאַל-תִּשְׂמַח לִבְנֵי-<text:soft-page-break/>יְהוּדָה, </text:p>
            <text:p text:style-name="P27">בְּיוֹם אָבְדָם; </text:p>
            <text:p text:style-name="P27">וְאַל-תַּגְדֵּל פִּיךָ, </text:p>
            <text:p text:style-name="P27">בְּיוֹם צָרָה.</text:p>
          </table:table-cell>
          <table:table-cell table:style-name="表29.B2" office:value-type="string">
            <text:p text:style-name="P28"/>
            <text:p text:style-name="P28"/>
            <text:p text:style-name="P28">and must not – you are seeing</text:p>
            <text:p text:style-name="P28"/>
            <text:p text:style-name="P28">in the day – brother + thy</text:p>
            <text:p text:style-name="P28"/>
            <text:p text:style-name="P28">in the day / disaster + his</text:p>
            <text:p text:style-name="P28"/>
            <text:p text:style-name="P28">and must not – rejoicing / to sons <text:soft-page-break/>– judah</text:p>
            <text:p text:style-name="P28"/>
            <text:p text:style-name="P28">in the day / to be destroyed + them</text:p>
            <text:p text:style-name="P28">and must not – to magnify / mouth + thy</text:p>
            <text:p text:style-name="P28">in the day / distress</text:p>
          </table:table-cell>
        </table:table-row>
        <table:table-row>
          <table:table-cell table:style-name="表29.A2" office:value-type="string">
            <text:p text:style-name="P27">1:13</text:p>
            <text:p text:style-name="P27">אַל-תָּבוֹא בְשַׁעַר-עַמִּי</text:p>
            <text:p text:style-name="P27"><text:s/>בְּיוֹם אֵידָם,</text:p>
            <text:p text:style-name="P27"><text:s/>אַל-תֵּרֶא גַם-אַתָּה בְּרָעָתוֹ בְּיוֹם אֵידוֹ; </text:p>
            <text:p text:style-name="P27">וְאַל-תִּשְׁלַחְנָה</text:p>
            <text:p text:style-name="P27"><text:s/>בְחֵילוֹ, בְּיוֹם אֵידוֹ.</text:p>
          </table:table-cell>
          <table:table-cell table:style-name="表29.B2" office:value-type="string">
            <text:p text:style-name="P28"/>
            <text:p text:style-name="P28"/>
            <text:p text:style-name="P28">must not – to enter / in gate – people + my</text:p>
            <text:p text:style-name="P28">in the day / calamity + them</text:p>
            <text:p text:style-name="P28"/>
            <text:p text:style-name="P28">must not – to see / also – thou</text:p>
            <text:p text:style-name="P28"/>
            <text:p text:style-name="P28">in evil + his / in the day / calamity + his</text:p>
            <text:p text:style-name="P28">and must not – to stretch forth</text:p>
            <text:p text:style-name="P28"/>
            <text:p text:style-name="P28">in estate + his / in the day / calamity + his</text:p>
          </table:table-cell>
        </table:table-row>
        <table:table-row>
          <table:table-cell table:style-name="表29.A2" office:value-type="string">
            <text:p text:style-name="P27">1:14</text:p>
            <text:p text:style-name="P27">וְאַל-תַּעֲמֹד, עַל-הַפֶּרֶק,</text:p>
            <text:p text:style-name="P27"><text:s/>לְהַכְרִית, אֶת-פְּלִיטָיו; וְאַל-תַּסְגֵּר שְׂרִידָיו, בְּיוֹם צָרָה.</text:p>
          </table:table-cell>
          <table:table-cell table:style-name="表29.B2" office:value-type="string">
            <text:p text:style-name="P28"/>
            <text:p text:style-name="P28"/>
            <text:p text:style-name="P28">and must not – to stand / on – the schism</text:p>
            <text:p text:style-name="P28">to. to cut off / self – delivered ones + his</text:p>
            <text:p text:style-name="P28">and must not – to enclose / survivors + him</text:p>
            <text:p text:style-name="P28">in the day / distress</text:p>
          </table:table-cell>
        </table:table-row>
        <table:table-row>
          <table:table-cell table:style-name="表29.A2" office:value-type="string">
            <text:p text:style-name="P34">/] 20200412_102826</text:p>
          </table:table-cell>
          <table:table-cell table:style-name="表29.B2" office:value-type="string">
            <text:p text:style-name="P24">@@@</text:p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15</text:p>
            <text:p text:style-name="P27">כִּי-קָרוֹב יוֹם-יְהוָה, עַל-<text:soft-page-break/>כָּל-הַגּוֹיִם: <text:s/>כַּאֲשֶׁר עָשִׂיתָ יֵעָשֶׂה לָּךְ, גְּמֻלְךָ יָשׁוּב בְּרֹאשֶׁךָ.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1:16</text:p>
            <text:p text:style-name="P27">כִּי, כַּאֲשֶׁר שְׁתִיתֶם עַל-הַר קָדְשִׁי, יִשְׁתּוּ כָל-הַגּוֹיִם, תָּמִיד; וְשָׁתוּ וְלָעוּ, וְהָיוּ כְּלוֹא הָיוּ.<text:tab/>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1:17</text:p>
            <text:p text:style-name="P27">וּבְהַר צִיּוֹן תִּהְיֶה פְלֵיטָה, וְהָיָה קֹדֶשׁ; וְיָרְשׁוּ בֵּית יַעֲקֹב, אֵת מוֹרָשֵׁיהֶם.</text:p>
          </table:table-cell>
          <table:table-cell table:style-name="表29.B2" office:value-type="string">
            <text:p text:style-name="P28"/>
          </table:table-cell>
        </table:table-row>
        <table:table-row table:style-name="表29.73">
          <table:table-cell table:style-name="表29.A2" office:value-type="string">
            <text:p text:style-name="P34">/] XXX</text:p>
          </table:table-cell>
          <table:table-cell table:style-name="表29.B2" office:value-type="string">
            <text:p text:style-name="P28">TEMPLATE</text:p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/>
          </table:table-cell>
          <table:table-cell table:style-name="表29.B2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P21"/>
      <text:p text:style-name="P11"><text:soft-page-break/>------------------------------------------------------------</text:p>
      <text:p text:style-name="P11">[XXX] 20200327_115755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7"/>
          </table:table-cell>
          <table:table-cell table:style-name="表30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21"/>
      <text:p text:style-name="P21"/>
      <text:p text:style-name="P5">------------------------------------------------------------ TEMPLATE<text:change text:change-id="ct278116448"/></text:p>
      <text:p text:style-name="P11">------------------------------------------------------------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7"/>
          </table:table-cell>
          <table:table-cell table:style-name="表49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><text:soft-page-break/></text:p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7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7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7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7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<text:soft-page-break/>/------------------------------------------------------------ /TEMPLATE</text:p>
      <text:p text:style-name="Text_20_body"/>
      <text:p text:style-name="P10">--------------------------------------- [STEPS : closing] 20191009_161940</text:p>
      <text:list xml:id="list1169738336679444528" text:style-name="L2">
        <text:list-item>
          <text:p text:style-name="P43">time label ==&gt; paste</text:p>
        </text:list-item>
        <text:list-item>
          <text:p text:style-name="P43">“@@@” ==&gt; move to → at the bottom of the doc area</text:p>
        </text:list-item>
        <text:list-item>
          <text:p text:style-name="P43">DUP : template</text:p>
        </text:list-item>
        <text:list-item>
          <text:p text:style-name="P43">close</text:p>
          <text:list>
            <text:list-item>
              <text:p text:style-name="P43">web pages</text:p>
            </text:list-item>
            <text:list-item>
              <text:p text:style-name="P43">sheet file</text:p>
            </text:list-item>
            <text:list-item>
              <text:p text:style-name="P43">folders (if any)</text:p>
            </text:list-item>
            <text:list-item>
              <text:p text:style-name="P43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12T10:29:20.84</dc:date>
    <dc:creator>iwabuchi ken</dc:creator>
    <meta:editing-duration>P4DT18H31M18S</meta:editing-duration>
    <meta:editing-cycles>266</meta:editing-cycles>
    <meta:generator>OpenOffice/4.1.3$Win32 OpenOffice.org_project/413m1$Build-9783</meta:generator>
    <meta:document-statistic meta:table-count="35" meta:image-count="0" meta:object-count="0" meta:page-count="51" meta:paragraph-count="1281" meta:word-count="6112" meta:character-count="31809"/>
  </office:meta>
</office:document-meta>
</file>